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HelveticaNeue" svg:font-family="HelveticaNeue, 'Helvetica Neue', Helvetica, Arial, sans-serif"/>
    <style:font-face style:name="Menlo" svg:font-family="Menlo, Consolas, 'Courier New', Courier, mono"/>
    <style:font-face style:name="Menlo1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48f4" officeooo:paragraph-rsid="001848f4"/>
    </style:style>
    <style:style style:name="P2" style:family="paragraph" style:parent-style-name="Standard">
      <style:text-properties officeooo:rsid="001848f4" officeooo:paragraph-rsid="001afe0e"/>
    </style:style>
    <style:style style:name="P3" style:family="paragraph" style:parent-style-name="Standard">
      <style:text-properties officeooo:rsid="001c9959" officeooo:paragraph-rsid="001c9959"/>
    </style:style>
    <style:style style:name="P4" style:family="paragraph" style:parent-style-name="Standard">
      <style:text-properties fo:font-weight="bold" officeooo:rsid="001c9959" officeooo:paragraph-rsid="001c9959" style:font-weight-asian="bold" style:font-weight-complex="bold"/>
    </style:style>
    <style:style style:name="P5" style:family="paragraph" style:parent-style-name="Standard">
      <style:text-properties fo:font-weight="bold" officeooo:rsid="001eb235" officeooo:paragraph-rsid="001eb235" style:font-weight-asian="bold" style:font-weight-complex="bold"/>
    </style:style>
    <style:style style:name="P6" style:family="paragraph" style:parent-style-name="Standard">
      <style:text-properties officeooo:rsid="001eb235" officeooo:paragraph-rsid="001eb235"/>
    </style:style>
    <style:style style:name="P7" style:family="paragraph" style:parent-style-name="Standard">
      <style:paragraph-properties fo:background-color="#996666">
        <style:background-image/>
      </style:paragraph-properties>
      <style:text-properties officeooo:rsid="00207eef" officeooo:paragraph-rsid="00207eef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officeooo:rsid="00207eef" officeooo:paragraph-rsid="00207eef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officeooo:rsid="0021e9ca" officeooo:paragraph-rsid="0021e9ca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officeooo:rsid="0022a3df" officeooo:paragraph-rsid="0022a3df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fo:font-weight="bold" officeooo:rsid="0022a3df" officeooo:paragraph-rsid="0022a3df" style:font-weight-asian="bold" style:font-weight-complex="bold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fo:font-weight="bold" officeooo:rsid="002395f3" officeooo:paragraph-rsid="002395f3" style:font-weight-asian="bold" style:font-weight-complex="bold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font-weight="bold" officeooo:rsid="002426ea" officeooo:paragraph-rsid="002426ea" style:font-weight-asian="bold" style:font-weight-complex="bold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font-weight="bold" officeooo:rsid="0026d500" officeooo:paragraph-rsid="0026d500" style:font-weight-asian="bold" style:font-weight-complex="bold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fo:font-weight="bold" officeooo:rsid="0028946c" officeooo:paragraph-rsid="0028946c" style:font-weight-asian="bold" style:font-weight-complex="bold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fo:font-weight="bold" officeooo:rsid="0029e33a" officeooo:paragraph-rsid="0029e33a" style:font-weight-asian="bold" style:font-weight-complex="bold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fo:font-weight="bold" officeooo:rsid="002ad3c6" officeooo:paragraph-rsid="002ad3c6" style:font-weight-asian="bold" style:font-weight-complex="bold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fo:font-weight="bold" officeooo:rsid="0042f220" officeooo:paragraph-rsid="0042f220" style:font-weight-asian="bold" style:font-weight-complex="bold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fo:font-weight="normal" officeooo:rsid="002426ea" officeooo:paragraph-rsid="002426ea" style:font-weight-asian="normal" style:font-weight-complex="normal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fo:font-weight="normal" officeooo:rsid="0026d500" officeooo:paragraph-rsid="0026d500" style:font-weight-asian="normal" style:font-weight-complex="normal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fo:font-weight="normal" officeooo:rsid="0028946c" officeooo:paragraph-rsid="0028946c" style:font-weight-asian="normal" style:font-weight-complex="normal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fo:font-weight="normal" officeooo:rsid="0029e33a" officeooo:paragraph-rsid="0029e33a" style:font-weight-asian="normal" style:font-weight-complex="normal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fo:font-weight="normal" officeooo:rsid="002a9b24" officeooo:paragraph-rsid="002a9b24" style:font-weight-asian="normal" style:font-weight-complex="normal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fo:font-weight="normal" officeooo:rsid="002ad3c6" officeooo:paragraph-rsid="002ad3c6" style:font-weight-asian="normal" style:font-weight-complex="normal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fo:font-weight="normal" officeooo:rsid="002c1820" officeooo:paragraph-rsid="002c1820" style:font-weight-asian="normal" style:font-weight-complex="normal"/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fo:font-weight="normal" officeooo:rsid="002ddd95" officeooo:paragraph-rsid="002ddd95" style:font-weight-asian="normal" style:font-weight-complex="normal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fo:font-weight="normal" officeooo:rsid="0030b456" officeooo:paragraph-rsid="0030b456" style:font-weight-asian="normal" style:font-weight-complex="normal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fo:font-weight="normal" officeooo:rsid="00361fc5" officeooo:paragraph-rsid="00361fc5" style:font-weight-asian="normal" style:font-weight-complex="normal"/>
    </style:style>
    <style:style style:name="P29" style:family="paragraph" style:parent-style-name="Standard">
      <style:paragraph-properties fo:background-color="transparent">
        <style:background-image/>
      </style:paragraph-properties>
      <style:text-properties fo:font-weight="normal" officeooo:rsid="003f1e12" officeooo:paragraph-rsid="003f1e12" style:font-weight-asian="normal" style:font-weight-complex="normal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222222" style:font-name="HelveticaNeue" fo:font-size="9.75pt" fo:letter-spacing="normal" fo:font-style="normal" fo:font-weight="bold" officeooo:rsid="0042f220" officeooo:paragraph-rsid="0042f220" style:font-weight-asian="bold" style:font-weight-complex="bold"/>
    </style:style>
    <style:style style:name="P31" style:family="paragraph" style:parent-style-name="Text_20_body">
      <style:paragraph-properties fo:background-color="transparent">
        <style:background-image/>
      </style:paragraph-properties>
      <style:text-properties fo:font-variant="normal" fo:text-transform="none" fo:color="#222222" style:font-name="Arial" fo:font-size="10.5pt" fo:letter-spacing="normal" fo:font-style="normal" fo:font-weight="normal" officeooo:rsid="0026d500" officeooo:paragraph-rsid="0026d500" style:font-weight-asian="normal" style:font-weight-complex="normal"/>
    </style:style>
    <style:style style:name="P32" style:family="paragraph" style:parent-style-name="Preformatted_20_Text">
      <style:paragraph-properties fo:background-color="transparent">
        <style:background-image/>
      </style:paragraph-properties>
      <style:text-properties fo:font-weight="normal" officeooo:rsid="0030b456" officeooo:paragraph-rsid="0030b456" style:font-weight-asian="normal" style:font-weight-complex="normal"/>
    </style:style>
    <style:style style:name="P33" style:family="paragraph" style:parent-style-name="Preformatted_20_Text">
      <style:paragraph-properties fo:background-color="transparent">
        <style:background-image/>
      </style:paragraph-properties>
      <style:text-properties fo:font-weight="normal" officeooo:rsid="00361fc5" officeooo:paragraph-rsid="00361fc5" style:font-weight-asian="normal" style:font-weight-complex="normal"/>
    </style:style>
    <style:style style:name="P34" style:family="paragraph" style:parent-style-name="Preformatted_20_Text">
      <style:paragraph-properties fo:background-color="transparent">
        <style:background-image/>
      </style:paragraph-properties>
      <style:text-properties fo:font-variant="normal" fo:text-transform="none" fo:color="#000000" style:font-name="HelveticaNeue" fo:font-size="9.75pt" fo:letter-spacing="normal" fo:font-style="normal" fo:font-weight="normal" officeooo:rsid="0042f220" officeooo:paragraph-rsid="0042f220" style:font-weight-asian="bold" style:font-weight-complex="bold"/>
    </style:style>
    <style:style style:name="P35" style:family="paragraph" style:parent-style-name="Preformatted_20_Text">
      <style:paragraph-properties fo:widows="1" fo:background-color="transparent">
        <style:background-image/>
      </style:paragraph-properties>
      <style:text-properties fo:font-variant="normal" fo:text-transform="none" fo:color="#800000" fo:letter-spacing="normal" fo:font-weight="bold" officeooo:rsid="00528d20" officeooo:paragraph-rsid="00528d20" fo:background-color="#ffff00" style:font-weight-asian="bold" style:font-weight-complex="bold"/>
    </style:style>
    <style:style style:name="P36" style:family="paragraph" style:parent-style-name="Preformatted_20_Text">
      <style:paragraph-properties fo:widows="1" fo:background-color="transparent">
        <style:background-image/>
      </style:paragraph-properties>
      <style:text-properties fo:font-variant="normal" fo:text-transform="none" style:use-window-font-color="true" fo:letter-spacing="normal" fo:font-weight="normal" officeooo:rsid="00528d20" officeooo:paragraph-rsid="00528d20" fo:background-color="transparent" style:font-weight-asian="normal" style:font-weight-complex="normal"/>
    </style:style>
    <style:style style:name="P37" style:family="paragraph" style:parent-style-name="Preformatted_20_Text">
      <style:paragraph-properties fo:widows="1" fo:background-color="transparent">
        <style:background-image/>
      </style:paragraph-properties>
      <style:text-properties fo:font-variant="normal" fo:text-transform="none" style:use-window-font-color="true" fo:letter-spacing="normal" fo:font-weight="normal" officeooo:rsid="00528d20" officeooo:paragraph-rsid="00540177" fo:background-color="transparent" style:font-weight-asian="normal" style:font-weight-complex="normal"/>
    </style:style>
    <style:style style:name="P38" style:family="paragraph" style:parent-style-name="Preformatted_20_Text">
      <style:paragraph-properties fo:widows="1" fo:background-color="transparent">
        <style:background-image/>
      </style:paragraph-properties>
      <style:text-properties fo:font-variant="normal" fo:text-transform="none" style:use-window-font-color="true" fo:letter-spacing="normal" fo:font-weight="normal" officeooo:rsid="00540177" officeooo:paragraph-rsid="00540177" fo:background-color="transparent" style:font-weight-asian="normal" style:font-weight-complex="normal"/>
    </style:style>
    <style:style style:name="P39" style:family="paragraph" style:parent-style-name="Preformatted_20_Text">
      <style:paragraph-properties fo:widows="1" fo:background-color="transparent">
        <style:background-image/>
      </style:paragraph-properties>
      <style:text-properties fo:font-variant="normal" fo:text-transform="none" style:use-window-font-color="true" fo:letter-spacing="normal" fo:font-weight="normal" officeooo:rsid="00593335" officeooo:paragraph-rsid="00593335" fo:background-color="transparent" style:font-weight-asian="normal" style:font-weight-complex="normal"/>
    </style:style>
    <style:style style:name="P40" style:family="paragraph" style:parent-style-name="Preformatted_20_Text">
      <style:paragraph-properties fo:widows="1" fo:background-color="transparent">
        <style:background-image/>
      </style:paragraph-properties>
      <style:text-properties fo:font-variant="normal" fo:text-transform="none" style:use-window-font-color="true" fo:letter-spacing="normal" fo:font-weight="normal" officeooo:rsid="005a6e14" officeooo:paragraph-rsid="005a6e14" fo:background-color="transparent" style:font-weight-asian="normal" style:font-weight-complex="normal"/>
    </style:style>
    <style:style style:name="P41" style:family="paragraph" style:parent-style-name="Preformatted_20_Text">
      <style:paragraph-properties fo:widows="1" fo:background-color="transparent">
        <style:background-image/>
      </style:paragraph-properties>
      <style:text-properties fo:font-variant="normal" fo:text-transform="none" style:use-window-font-color="true" fo:letter-spacing="normal" fo:font-weight="normal" officeooo:rsid="005a6e14" officeooo:paragraph-rsid="005abcba" fo:background-color="transparent" style:font-weight-asian="normal" style:font-weight-complex="normal"/>
    </style:style>
    <style:style style:name="P42" style:family="paragraph" style:parent-style-name="Preformatted_20_Text">
      <style:paragraph-properties fo:widows="1" fo:background-color="transparent">
        <style:background-image/>
      </style:paragraph-properties>
      <style:text-properties fo:font-variant="normal" fo:text-transform="none" style:use-window-font-color="true" fo:letter-spacing="normal" fo:font-weight="normal" officeooo:rsid="005eb99c" officeooo:paragraph-rsid="005eb99c" fo:background-color="transparent" style:font-weight-asian="normal" style:font-weight-complex="normal"/>
    </style:style>
    <style:style style:name="P43" style:family="paragraph" style:parent-style-name="Preformatted_20_Text">
      <style:paragraph-properties fo:widows="1" fo:background-color="transparent">
        <style:background-image/>
      </style:paragraph-properties>
      <style:text-properties fo:font-variant="normal" fo:text-transform="none" fo:color="#ffffff" fo:letter-spacing="normal" fo:font-weight="bold" officeooo:rsid="00593335" officeooo:paragraph-rsid="00593335" fo:background-color="#990000" style:font-weight-asian="bold" style:font-weight-complex="bold"/>
    </style:style>
    <style:style style:name="P44" style:family="paragraph" style:parent-style-name="Preformatted_20_Text">
      <style:paragraph-properties fo:widows="1" fo:background-color="transparent">
        <style:background-image/>
      </style:paragraph-properties>
      <style:text-properties fo:font-variant="normal" fo:text-transform="none" fo:color="#ffffff" style:font-name="Liberation Mono" fo:font-size="10pt" fo:letter-spacing="normal" fo:font-weight="bold" officeooo:rsid="00593335" officeooo:paragraph-rsid="005a6e14" fo:background-color="#990000" style:font-name-asian="Droid Sans Fallback1" style:font-size-asian="10pt" style:font-weight-asian="bold" style:font-name-complex="Liberation Mono" style:font-size-complex="10pt" style:font-weight-complex="bold"/>
    </style:style>
    <style:style style:name="P45" style:family="paragraph" style:parent-style-name="Heading_20_2">
      <style:paragraph-properties fo:background-color="transparent">
        <style:background-image/>
      </style:paragraph-properties>
      <style:text-properties fo:font-variant="normal" fo:text-transform="none" fo:color="#333333" style:font-name="Helvetica Neue" fo:font-size="22.5pt" fo:letter-spacing="normal" fo:font-style="normal" fo:font-weight="bold" officeooo:rsid="0030b456" officeooo:paragraph-rsid="0030b456" style:font-weight-asian="normal" style:font-weight-complex="normal"/>
    </style:style>
    <style:style style:name="P46" style:family="paragraph" style:parent-style-name="Text_20_body">
      <style:paragraph-properties fo:margin-left="0in" fo:margin-right="0in" fo:margin-top="0in" fo:margin-bottom="0.2083in" style:contextual-spacing="false" style:line-height-at-least="0.2189in" fo:widows="1" fo:text-indent="0in" style:auto-text-indent="false" fo:padding="0in" fo:border="none"/>
      <style:text-properties fo:font-variant="normal" fo:text-transform="none" fo:color="#222222" style:font-name="Arial" fo:font-size="10.5pt" fo:letter-spacing="normal" fo:font-style="normal" fo:font-weight="normal"/>
    </style:style>
    <style:style style:name="P47" style:family="paragraph" style:parent-style-name="Preformatted_20_Text">
      <style:paragraph-properties fo:margin-left="0in" fo:margin-right="0in" fo:margin-top="0in" fo:margin-bottom="0in" style:contextual-spacing="false" style:line-height-at-least="0.2189in" fo:widows="1" fo:text-indent="0in" style:auto-text-indent="false" fo:background-color="#fcfcfc" fo:padding="0in" fo:border="none">
        <style:background-image/>
      </style:paragraph-properties>
      <style:text-properties fo:font-variant="normal" fo:text-transform="none" fo:color="#808080" style:font-name="Menlo" fo:font-size="10pt" fo:letter-spacing="normal" fo:font-style="normal" fo:font-weight="normal" fo:background-color="transparent" fo:padding="0in" fo:border="none"/>
    </style:style>
    <style:style style:name="P48" style:family="paragraph" style:parent-style-name="Preformatted_20_Text">
      <style:paragraph-properties fo:margin-left="0in" fo:margin-right="0in" fo:margin-top="0in" fo:margin-bottom="0in" style:contextual-spacing="false" style:line-height-at-least="0.2189in" fo:widows="1" fo:text-indent="0in" style:auto-text-indent="false" fo:background-color="#fcfcfc" fo:padding="0in" fo:border="none">
        <style:background-image/>
      </style:paragraph-properties>
      <style:text-properties fo:font-variant="normal" fo:text-transform="none" fo:color="#808080" fo:letter-spacing="normal" fo:background-color="transparent" fo:padding="0in" fo:border="none"/>
    </style:style>
    <style:style style:name="P49" style:family="paragraph" style:parent-style-name="Preformatted_20_Text">
      <style:paragraph-properties fo:margin-left="0in" fo:margin-right="0in" fo:margin-top="0in" fo:margin-bottom="0in" style:contextual-spacing="false" style:line-height-at-least="0.2189in" fo:widows="1" fo:text-indent="0in" style:auto-text-indent="false" fo:background-color="#fcfcfc" fo:padding="0in" fo:border="none">
        <style:background-image/>
      </style:paragraph-properties>
      <style:text-properties fo:font-variant="normal" fo:text-transform="none" fo:color="#808000" style:font-name="Menlo" fo:font-size="9.75pt" fo:letter-spacing="normal" fo:font-style="normal" fo:font-weight="normal" fo:background-color="transparent" fo:padding="0in" fo:border="none"/>
    </style:style>
    <style:style style:name="P50" style:family="paragraph" style:parent-style-name="Preformatted_20_Text">
      <style:paragraph-properties fo:margin-left="0in" fo:margin-right="0in" fo:margin-top="0in" fo:margin-bottom="0in" style:contextual-spacing="false" style:line-height-at-least="0.2189in" fo:widows="1" fo:text-indent="0in" style:auto-text-indent="false" fo:background-color="#fcfcfc" fo:padding="0in" fo:border="none">
        <style:background-image/>
      </style:paragraph-properties>
      <style:text-properties fo:font-variant="normal" fo:text-transform="none" fo:color="#0000ff" style:font-name="Menlo" fo:font-size="9.75pt" fo:letter-spacing="normal" fo:font-style="normal" fo:font-weight="normal" fo:background-color="transparent" fo:padding="0in" fo:border="none"/>
    </style:style>
    <style:style style:name="P51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</style:style>
    <style:style style:name="P52" style:family="paragraph" style:parent-style-name="Text_20_body">
      <style:paragraph-properties fo:margin-left="0in" fo:margin-right="0in" fo:margin-top="0in" fo:margin-bottom="0.1043in" style:contextual-spacing="false" style:line-height-at-least="0.2083in" fo:widows="1" fo:text-indent="0in" style:auto-text-indent="false"/>
    </style:style>
    <style:style style:name="P53" style:family="paragraph" style:parent-style-name="Preformatted_20_Text">
      <style:paragraph-properties fo:margin-left="0in" fo:margin-right="0in" fo:margin-top="0in" fo:margin-bottom="0.1043in" style:contextual-spacing="false" fo:line-height="142%" fo:widows="1" fo:text-indent="0in" style:auto-text-indent="false" fo:padding="0.0937in" fo:border="0.06pt solid #cccccc"/>
    </style:style>
    <style:style style:name="P54" style:family="paragraph" style:parent-style-name="Preformatted_20_Text">
      <style:paragraph-properties fo:margin-top="0in" fo:margin-bottom="0in" style:contextual-spacing="false" style:line-height-at-least="0.2189in" fo:widows="1" fo:background-color="#fcfcfc" fo:padding="0in" fo:border="none">
        <style:background-image/>
      </style:paragraph-properties>
      <style:text-properties fo:font-variant="normal" fo:text-transform="none" fo:color="#808080" fo:letter-spacing="normal" fo:background-color="transparent" fo:padding="0in" fo:border="none"/>
    </style:style>
    <style:style style:name="P55" style:family="paragraph" style:parent-style-name="Preformatted_20_Text">
      <style:paragraph-properties fo:margin-top="0in" fo:margin-bottom="0in" style:contextual-spacing="false" fo:text-align="start" style:justify-single-word="false" fo:widows="1" fo:padding="0in" fo:border="none"/>
    </style:style>
    <style:style style:name="P56" style:family="paragraph" style:parent-style-name="Preformatted_20_Text">
      <style:paragraph-properties fo:margin-top="0in" fo:margin-bottom="0.1043in" style:contextual-spacing="false" fo:line-height="142%" fo:widows="1" fo:padding="0.0937in" fo:border="0.06pt solid #cccccc"/>
    </style:style>
    <style:style style:name="P57" style:family="paragraph" style:parent-style-name="Preformatted_20_Text">
      <style:paragraph-properties fo:margin-top="0in" fo:margin-bottom="0.1965in" style:contextual-spacing="false"/>
    </style:style>
    <style:style style:name="P58" style:family="paragraph" style:parent-style-name="Preformatted_20_Text">
      <style:paragraph-properties fo:widows="1"/>
      <style:text-properties fo:font-variant="normal" fo:text-transform="none" fo:color="#000000" fo:letter-spacing="normal" officeooo:rsid="004331c4" officeooo:paragraph-rsid="004331c4"/>
    </style:style>
    <style:style style:name="P59" style:family="paragraph" style:parent-style-name="Preformatted_20_Text">
      <style:paragraph-properties fo:widows="1"/>
      <style:text-properties fo:font-variant="normal" fo:text-transform="none" fo:color="#000000" fo:letter-spacing="normal" fo:font-weight="bold" officeooo:rsid="00446343" officeooo:paragraph-rsid="00446343" style:font-weight-asian="bold" style:font-weight-complex="bold"/>
    </style:style>
    <style:style style:name="P60" style:family="paragraph" style:parent-style-name="Preformatted_20_Text">
      <style:paragraph-properties fo:widows="1"/>
      <style:text-properties fo:font-variant="normal" fo:text-transform="none" fo:color="#000000" fo:letter-spacing="normal" fo:font-weight="bold" officeooo:rsid="00504603" officeooo:paragraph-rsid="00504603" style:font-weight-asian="bold" style:font-weight-complex="bold"/>
    </style:style>
    <style:style style:name="P61" style:family="paragraph" style:parent-style-name="Preformatted_20_Text">
      <style:paragraph-properties fo:widows="1"/>
      <style:text-properties fo:font-variant="normal" fo:text-transform="none" fo:color="#000000" fo:letter-spacing="normal" officeooo:rsid="00446343" officeooo:paragraph-rsid="00446343"/>
    </style:style>
    <style:style style:name="P62" style:family="paragraph" style:parent-style-name="Preformatted_20_Text">
      <style:paragraph-properties fo:widows="1"/>
      <style:text-properties fo:font-variant="normal" fo:text-transform="none" fo:color="#000000" fo:letter-spacing="normal" officeooo:rsid="004a2514" officeooo:paragraph-rsid="004a2514"/>
    </style:style>
    <style:style style:name="P63" style:family="paragraph" style:parent-style-name="Preformatted_20_Text">
      <style:paragraph-properties fo:widows="1"/>
      <style:text-properties fo:font-variant="normal" fo:text-transform="none" fo:color="#000000" fo:letter-spacing="normal" officeooo:rsid="004a2514" officeooo:paragraph-rsid="004a3527"/>
    </style:style>
    <style:style style:name="P64" style:family="paragraph" style:parent-style-name="Preformatted_20_Text">
      <style:paragraph-properties fo:widows="1"/>
      <style:text-properties fo:font-variant="normal" fo:text-transform="none" fo:color="#000000" fo:letter-spacing="normal" officeooo:rsid="004e28d3" officeooo:paragraph-rsid="004e28d3"/>
    </style:style>
    <style:style style:name="P65" style:family="paragraph" style:parent-style-name="Preformatted_20_Text">
      <style:paragraph-properties fo:widows="1"/>
      <style:text-properties fo:font-variant="normal" fo:text-transform="none" fo:color="#000000" fo:letter-spacing="normal" style:text-underline-style="solid" style:text-underline-width="auto" style:text-underline-color="font-color" fo:font-weight="bold" officeooo:rsid="004fb4e4" officeooo:paragraph-rsid="004fb4e4" style:font-weight-asian="bold" style:font-weight-complex="bold"/>
    </style:style>
    <style:style style:name="P66" style:family="paragraph" style:parent-style-name="Preformatted_20_Text">
      <style:paragraph-properties fo:widows="1"/>
      <style:text-properties fo:font-variant="normal" fo:text-transform="none" fo:color="#000000" fo:letter-spacing="normal" officeooo:rsid="00504603" officeooo:paragraph-rsid="00504603"/>
    </style:style>
    <style:style style:name="P67" style:family="paragraph" style:parent-style-name="Preformatted_20_Text">
      <style:paragraph-properties fo:widows="1"/>
      <style:text-properties fo:font-variant="normal" fo:text-transform="none" fo:color="#000000" fo:letter-spacing="normal" officeooo:rsid="00520d5a" officeooo:paragraph-rsid="00520d5a"/>
    </style:style>
    <style:style style:name="P68" style:family="paragraph" style:parent-style-name="Preformatted_20_Text">
      <style:paragraph-properties fo:widows="1" fo:background-color="#ff6600">
        <style:background-image/>
      </style:paragraph-properties>
      <style:text-properties fo:font-variant="normal" fo:text-transform="none" fo:color="#800000" fo:letter-spacing="normal" fo:font-weight="bold" officeooo:rsid="00528d20" officeooo:paragraph-rsid="00528d20" fo:background-color="#ffff00" style:font-weight-asian="bold" style:font-weight-complex="bold"/>
    </style:style>
    <style:style style:name="P69" style:family="paragraph" style:parent-style-name="Text_20_body">
      <style:paragraph-properties fo:widows="1"/>
      <style:text-properties fo:font-variant="normal" fo:text-transform="none" fo:color="#000000" fo:letter-spacing="normal" officeooo:rsid="00446343" officeooo:paragraph-rsid="00446343"/>
    </style:style>
    <style:style style:name="P70" style:family="paragraph" style:parent-style-name="Text_20_body" style:list-style-name="L1">
      <style:paragraph-properties fo:margin-top="0in" fo:margin-bottom="0.1043in" style:contextual-spacing="false" style:line-height-at-least="0.2083in" fo:widows="1"/>
    </style:style>
    <style:style style:name="P71" style:family="paragraph" style:parent-style-name="Text_20_body" style:list-style-name="L2">
      <style:paragraph-properties fo:margin-left="0.3126in" fo:margin-right="0in" fo:margin-top="0in" fo:margin-bottom="0in" style:contextual-spacing="false" style:line-height-at-least="0.2189in" fo:widows="1" fo:text-indent="0in" style:auto-text-indent="false" fo:background-color="transparent" fo:padding="0in" fo:border="none">
        <style:background-image/>
      </style:paragraph-properties>
    </style:style>
    <style:style style:name="P72" style:family="paragraph" style:parent-style-name="Preformatted_20_Text">
      <style:paragraph-properties fo:widows="1" fo:background-color="transparent">
        <style:background-image/>
      </style:paragraph-properties>
      <style:text-properties fo:font-variant="normal" fo:text-transform="none" style:use-window-font-color="true" fo:letter-spacing="normal" fo:font-weight="normal" officeooo:rsid="005eb99c" officeooo:paragraph-rsid="005eb99c" fo:background-color="transparent" style:font-weight-asian="normal" style:font-weight-complex="normal"/>
    </style:style>
    <style:style style:name="P73" style:family="paragraph" style:parent-style-name="Preformatted_20_Text">
      <style:paragraph-properties fo:widows="1" fo:background-color="transparent">
        <style:background-image/>
      </style:paragraph-properties>
      <style:text-properties fo:font-variant="normal" fo:text-transform="none" style:use-window-font-color="true" fo:letter-spacing="normal" fo:font-weight="normal" officeooo:rsid="005f6905" officeooo:paragraph-rsid="005f6905" fo:background-color="transparent" style:font-weight-asian="normal" style:font-weight-complex="normal"/>
    </style:style>
    <style:style style:name="T1" style:family="text">
      <style:text-properties officeooo:rsid="001848f4"/>
    </style:style>
    <style:style style:name="T2" style:family="text">
      <style:text-properties officeooo:rsid="001afe0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fe0e" style:font-weight-asian="bold" style:font-weight-complex="bold"/>
    </style:style>
    <style:style style:name="T5" style:family="text">
      <style:text-properties fo:font-weight="bold" officeooo:rsid="00540177" style:font-weight-asian="bold" style:font-weight-complex="bold"/>
    </style:style>
    <style:style style:name="T6" style:family="text">
      <style:text-properties officeooo:rsid="002623d6"/>
    </style:style>
    <style:style style:name="T7" style:family="text">
      <style:text-properties fo:font-size="9.75pt"/>
    </style:style>
    <style:style style:name="T8" style:family="text">
      <style:text-properties fo:color="#008000" fo:font-size="9.75pt"/>
    </style:style>
    <style:style style:name="T9" style:family="text">
      <style:text-properties fo:color="#008000" style:font-name="Menlo" fo:font-size="9.75pt" fo:font-style="normal" fo:font-weight="normal"/>
    </style:style>
    <style:style style:name="T10" style:family="text">
      <style:text-properties fo:color="#000000" fo:font-size="9.75pt" fo:font-weight="bold"/>
    </style:style>
    <style:style style:name="T11" style:family="text">
      <style:text-properties fo:color="#000000" style:font-name="Menlo" fo:font-size="9.75pt" fo:font-style="normal" fo:font-weight="bold"/>
    </style:style>
    <style:style style:name="T12" style:family="text">
      <style:text-properties fo:color="#000000" style:font-name="Consolas" fo:font-size="9.75pt" fo:font-style="normal" fo:background-color="#eeeeee" loext:char-shading-value="0" fo:padding="0in" fo:border="none"/>
    </style:style>
    <style:style style:name="T13" style:family="text">
      <style:text-properties fo:color="#808000" fo:font-size="9.75pt"/>
    </style:style>
    <style:style style:name="T14" style:family="text">
      <style:text-properties fo:color="#808000" style:font-name="Menlo" fo:font-size="9.75pt" fo:font-style="normal" fo:font-weight="normal"/>
    </style:style>
    <style:style style:name="T15" style:family="text">
      <style:text-properties style:font-name="Menlo" fo:font-size="10pt" fo:font-style="normal" fo:font-weight="normal"/>
    </style:style>
    <style:style style:name="T16" style:family="text">
      <style:text-properties style:font-name="Menlo" fo:font-size="9.75pt" fo:font-style="normal" fo:font-weight="normal"/>
    </style:style>
    <style:style style:name="T17" style:family="text">
      <style:text-properties style:font-name="Menlo" fo:font-size="9.75pt" fo:font-style="italic" fo:font-weight="normal"/>
    </style:style>
    <style:style style:name="T18" style:family="text">
      <style:text-properties fo:color="#0000ff" style:font-name="Menlo" fo:font-size="9.75pt" fo:font-style="normal" fo:font-weight="normal"/>
    </style:style>
    <style:style style:name="T19" style:family="text">
      <style:text-properties fo:color="#ff0000" style:font-name="Menlo" fo:font-size="9.75pt" fo:font-style="normal" fo:font-weight="normal"/>
    </style:style>
    <style:style style:name="T20" style:family="text">
      <style:text-properties officeooo:rsid="002c1820"/>
    </style:style>
    <style:style style:name="T21" style:family="text">
      <style:text-properties fo:font-weight="normal" officeooo:rsid="0030b456" style:font-weight-asian="normal" style:font-weight-complex="normal"/>
    </style:style>
    <style:style style:name="T22" style:family="text">
      <style:text-properties fo:font-variant="normal" fo:text-transform="none" fo:color="#0000bb" style:font-name="Menlo1" fo:font-size="9.75pt" fo:letter-spacing="normal" fo:font-style="normal" fo:font-weight="normal" fo:background-color="transparent" loext:char-shading-value="0" fo:padding="0in" fo:border="none"/>
    </style:style>
    <style:style style:name="T23" style:family="text">
      <style:text-properties fo:font-variant="normal" fo:text-transform="none" fo:color="#0000bb" style:font-name="Menlo1" fo:font-size="9.75pt" fo:letter-spacing="normal" fo:font-style="normal" fo:background-color="transparent" loext:char-shading-value="0" fo:padding="0in" fo:border="none"/>
    </style:style>
    <style:style style:name="T24" style:family="text">
      <style:text-properties fo:font-variant="normal" fo:text-transform="none" fo:color="#007700" style:font-name="Menlo1" fo:font-size="9.75pt" fo:letter-spacing="normal" fo:font-style="normal" fo:font-weight="normal" fo:background-color="transparent" loext:char-shading-value="0" fo:padding="0in" fo:border="none"/>
    </style:style>
    <style:style style:name="T25" style:family="text">
      <style:text-properties fo:font-variant="normal" fo:text-transform="none" fo:color="#007700" style:font-name="Menlo1" fo:font-size="9.75pt" fo:letter-spacing="normal" fo:font-style="normal" fo:background-color="transparent" loext:char-shading-value="0" fo:padding="0in" fo:border="none"/>
    </style:style>
    <style:style style:name="T26" style:family="text">
      <style:text-properties fo:font-variant="normal" fo:text-transform="none" fo:color="#007700" fo:letter-spacing="normal" fo:background-color="transparent" loext:char-shading-value="0" fo:padding="0in" fo:border="none"/>
    </style:style>
    <style:style style:name="T27" style:family="text">
      <style:text-properties fo:font-variant="normal" fo:text-transform="none" fo:color="#ff8000" style:font-name="Menlo1" fo:font-size="9.75pt" fo:letter-spacing="normal" fo:font-style="normal" fo:font-weight="normal" fo:background-color="transparent" loext:char-shading-value="0" fo:padding="0in" fo:border="none"/>
    </style:style>
    <style:style style:name="T28" style:family="text">
      <style:text-properties fo:font-variant="normal" fo:text-transform="none" fo:color="#ff8000" fo:letter-spacing="normal" fo:background-color="transparent" loext:char-shading-value="0" fo:padding="0in" fo:border="none"/>
    </style:style>
    <style:style style:name="T29" style:family="text">
      <style:text-properties fo:font-variant="normal" fo:text-transform="none" fo:color="#dd0000" style:font-name="Menlo1" fo:font-size="9.75pt" fo:letter-spacing="normal" fo:font-style="normal" fo:font-weight="normal" fo:background-color="transparent" loext:char-shading-value="0" fo:padding="0in" fo:border="none"/>
    </style:style>
    <style:style style:name="T30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1" style:family="text">
      <style:text-properties fo:font-variant="normal" fo:text-transform="none" fo:color="#333333" style:font-name="Helvetica Neue" fo:font-size="22.5pt" fo:letter-spacing="normal" fo:font-style="normal" fo:font-weight="bold"/>
    </style:style>
    <style:style style:name="T32" style:family="text">
      <style:text-properties fo:font-variant="normal" fo:text-transform="none" fo:color="#c7254e" style:font-name="Menlo1" fo:font-size="9pt" fo:letter-spacing="normal" fo:font-style="normal" fo:font-weight="normal" fo:background-color="#f9f2f4" loext:char-shading-value="0" fo:padding="0in" fo:border="none"/>
    </style:style>
    <style:style style:name="T33" style:family="text">
      <style:text-properties fo:font-variant="normal" fo:text-transform="none" fo:color="#337ab7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transparent" loext:char-shading-value="0"/>
    </style:style>
    <style:style style:name="T34" style:family="text">
      <style:text-properties fo:font-variant="normal" fo:text-transform="none" fo:color="#0099cc" style:text-line-through-style="none" style:text-line-through-type="none" style:font-name="Arial" fo:font-size="10.5pt" fo:letter-spacing="normal" fo:font-style="normal" style:text-underline-style="none" fo:font-weight="normal" style:text-blinking="false" fo:background-color="transparent" loext:char-shading-value="0" fo:padding="0in" fo:border="none"/>
    </style:style>
    <style:style style:name="T35" style:family="text">
      <style:text-properties fo:font-variant="normal" fo:text-transform="none" fo:color="#222222" style:font-name="Arial" fo:font-size="10.5pt" fo:letter-spacing="normal" fo:font-style="normal" fo:font-weight="normal"/>
    </style:style>
    <style:style style:name="T36" style:family="text">
      <style:text-properties fo:font-variant="normal" fo:text-transform="none" fo:color="#222222" style:font-name="Menlo" fo:font-size="10.5pt" fo:letter-spacing="normal" fo:font-style="normal" fo:font-weight="normal" fo:background-color="transparent" loext:char-shading-value="0" fo:padding="0in" fo:border="none"/>
    </style:style>
    <style:style style:name="T37" style:family="text">
      <style:text-properties fo:font-variant="normal" fo:text-transform="none" fo:color="#00008b" style:font-name="Consolas" fo:font-size="9.75pt" fo:letter-spacing="normal" fo:font-style="normal" fo:font-weight="normal" fo:background-color="#eeeeee" loext:char-shading-value="0" fo:padding="0in" fo:border="none"/>
    </style:style>
    <style:style style:name="T38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 fo:padding="0in" fo:border="none"/>
    </style:style>
    <style:style style:name="T39" style:family="text">
      <style:text-properties fo:font-variant="normal" fo:text-transform="none" fo:color="#000000" fo:letter-spacing="normal" fo:background-color="#eeeeee" loext:char-shading-value="0" fo:padding="0in" fo:border="none"/>
    </style:style>
    <style:style style:name="T40" style:family="text">
      <style:text-properties fo:font-variant="normal" fo:text-transform="none" fo:color="#2b91af" style:font-name="Consolas" fo:font-size="9.75pt" fo:letter-spacing="normal" fo:font-style="normal" fo:font-weight="normal" fo:background-color="#eeeeee" loext:char-shading-value="0" fo:padding="0in" fo:border="none"/>
    </style:style>
    <style:style style:name="T41" style:family="text">
      <style:text-properties officeooo:rsid="00361fc5"/>
    </style:style>
    <style:style style:name="T42" style:family="text">
      <style:text-properties fo:color="#ff8000"/>
    </style:style>
    <style:style style:name="T43" style:family="text">
      <style:text-properties fo:color="#007700"/>
    </style:style>
    <style:style style:name="T44" style:family="text">
      <style:text-properties fo:color="#007700" style:font-name="Menlo1" fo:font-size="9.75pt" fo:font-style="normal" fo:font-weight="normal" fo:background-color="transparent" loext:char-shading-value="0" fo:padding="0in" fo:border="none"/>
    </style:style>
    <style:style style:name="T45" style:family="text">
      <style:text-properties fo:color="#0000bb"/>
    </style:style>
    <style:style style:name="T46" style:family="text">
      <style:text-properties fo:color="#0000bb" style:font-name="Menlo1" fo:font-size="9.75pt" fo:font-style="normal" fo:font-weight="normal" fo:background-color="transparent" loext:char-shading-value="0" fo:padding="0in" fo:border="none"/>
    </style:style>
    <style:style style:name="T47" style:family="text">
      <style:text-properties fo:color="#dd0000" style:font-name="Menlo1" fo:font-size="9.75pt" fo:font-style="normal" fo:font-weight="normal" officeooo:rsid="004a3527" fo:background-color="transparent" loext:char-shading-value="0" fo:padding="0in" fo:border="none"/>
    </style:style>
    <style:style style:name="T48" style:family="text">
      <style:text-properties officeooo:rsid="004a3527"/>
    </style:style>
    <style:style style:name="T49" style:family="text">
      <style:text-properties officeooo:rsid="00540177"/>
    </style:style>
    <style:style style:name="T50" style:family="text">
      <style:text-properties fo:color="#222222" style:font-name="Arial" fo:font-size="10.5pt" fo:font-style="normal" fo:font-weight="normal"/>
    </style:style>
    <style:style style:name="T51" style:family="text">
      <style:text-properties fo:color="#0099cc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 fo:padding="0in" fo:border="none"/>
    </style:style>
    <style:style style:name="T52" style:family="text">
      <style:text-properties fo:color="#00008b" style:font-name="Consolas" fo:font-size="9.75pt" fo:font-style="normal" fo:background-color="#eeeeee" loext:char-shading-value="0" fo:padding="0in" fo:border="non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span text:style-name="T1">YII NOTES</text:span></text:p>
      <text:p text:style-name="Standard"/>
      <text:p text:style-name="P1">1.<text:tab/>Yii::$app-&gt;request-&gt;baseUrl</text:p>
      <text:p text:style-name="P1"><text:tab/><text:span text:style-name="T3">BASE url OF WORKING DIRECTORY</text:span></text:p>
      <text:p text:style-name="P1"/>
      <text:p text:style-name="P1">2.<text:tab/>Html::img(Yii::$app-&gt;request-&gt;baseUrl.'/img/user-dummy.png', ['class' =&gt; 'user-image','alt' =&gt; 'User Image'])</text:p>
      <text:p text:style-name="P1"><text:tab/><text:span text:style-name="T3">Including Images in code.</text:span></text:p>
      <text:p text:style-name="P1"/>
      <text:p text:style-name="P1">3.<text:tab/><text:span text:style-name="T4">Rendering of view page in controller</text:span></text:p>
      <text:p text:style-name="P2"><text:tab/><text:bookmark-start text:name="__DdeLink__274_433217939"/><text:span text:style-name="T2">echo $this-&gt;render(’_item’, [’item’ =&gt; $item]); // will render partial file that is having only content.</text:span><text:bookmark-end text:name="__DdeLink__274_433217939"/></text:p>
      <text:p text:style-name="P2"/>
      <text:p text:style-name="P2"><text:tab/><text:span text:style-name="T2">echo $this-&gt;render(’item’, [’item’ =&gt; $item]); // will render view file. </text:span></text:p>
      <text:p text:style-name="P2"/>
      <text:p text:style-name="P4">Partial files are basically loaded from view file like below:</text:p>
      <text:p text:style-name="P3"/>
      <text:p text:style-name="P3"/>
      <text:p text:style-name="P3">&lt;div class="users-register-update"&gt;</text:p>
      <text:p text:style-name="P3"/>
      <text:p text:style-name="P3"><text:s text:c="4"/>&lt;h1&gt;&lt;?= Html::encode($this-&gt;title) ?&gt;&lt;/h1&gt;</text:p>
      <text:p text:style-name="P3"/>
      <text:p text:style-name="P3"><text:s text:c="4"/>&lt;?= $this-&gt;render('_adminUpdateForm', [</text:p>
      <text:p text:style-name="P3"><text:s text:c="8"/>'model' =&gt; $model,</text:p>
      <text:p text:style-name="P3"><text:s text:c="4"/>]) ?&gt;</text:p>
      <text:p text:style-name="P3"/>
      <text:p text:style-name="P3">&lt;/div&gt;</text:p>
      <text:p text:style-name="P3"/>
      <text:p text:style-name="P5">HTML Encode to protect from RSS attacks</text:p>
      <text:p text:style-name="P6">&lt;?= Html::encode($message) ?&gt;</text:p>
      <text:p text:style-name="P6"/>
      <text:p text:style-name="P6"/>
      <text:p text:style-name="P7"><text:span text:style-name="T3">Note: </text:span>In practice, you should con- sider using yii\web\Controller::refresh() or yii\web\Controller </text:p>
      <text:p text:style-name="P7">::redirect() to avoid form resubmission problems.</text:p>
      <text:p text:style-name="P8"/>
      <text:p text:style-name="P8"/>
      <text:p text:style-name="P9"/>
      <text:p text:style-name="P11">Adding Custom Tags with html.</text:p>
      <text:p text:style-name="P10"/>
      <text:p text:style-name="P10">&lt;?php echo Html::beginTag("div",["class" =&gt; "form-group field-user-password_hash required"]); ?&gt; <text:s text:c="3"/></text:p>
      <text:p text:style-name="P10"><text:s text:c="4"/>&lt;?php echo Html::label("Repeat Password", "password", array('class' =&gt; 'control-label')); ?&gt;</text:p>
      <text:p text:style-name="P10"><text:s text:c="5"/></text:p>
      <text:p text:style-name="P10">&lt;?php echo Html::input("text", "repeat_password", "", array('id' =&gt; 'hiddenInput','class' =&gt; 'form-control')); ?&gt;</text:p>
      <text:p text:style-name="P10"><text:s text:c="3"/>&lt;?php echo Html::endTag("div"); ?&gt;</text:p>
      <text:p text:style-name="P10"/>
      <text:p text:style-name="P10"/>
      <text:p text:style-name="P12">YII Validator [Rules] runs on call of $model-&gt;save(),$model-&gt;update(),$model-&gt;delete()</text:p>
      <text:p text:style-name="P12"/>
      <text:p text:style-name="P13"><text:soft-page-break/>Setting up Alias of directory and using in Application</text:p>
      <text:p text:style-name="P13"/>
      <text:p text:style-name="P19">Commo<text:span text:style-name="T6">n</text:span>\config\bootstrap.php</text:p>
      <text:p text:style-name="P19"/>
      <text:p text:style-name="P14">Creating Custom Component To use defined functions through out application.</text:p>
      <text:p text:style-name="P20"/>
      <text:p text:style-name="P20"/>
      <text:p text:style-name="P31">Step1: Create a folder named "components" under 'common' in your project root folder.</text:p>
      <text:p text:style-name="P46">step2: Write your custom component inside components folder eg: ReadHttpHeader.php</text:p>
      <text:p text:style-name="P47"><text:span text:style-name="T8">namespace</text:span> <text:span text:style-name="T8">common</text:span><text:span text:style-name="T7">\</text:span><text:span text:style-name="T8">components</text:span><text:span text:style-name="T7">;</text:span></text:p>
      <text:p text:style-name="P54"><text:s/></text:p>
      <text:p text:style-name="P47"><text:span text:style-name="T8">use</text:span> <text:span text:style-name="T8">Yii</text:span><text:span text:style-name="T7">;</text:span></text:p>
      <text:p text:style-name="P47"><text:span text:style-name="T8">use</text:span> <text:span text:style-name="T8">yii</text:span><text:span text:style-name="T7">\</text:span><text:span text:style-name="T8">base</text:span><text:span text:style-name="T7">\</text:span><text:span text:style-name="T8">Component</text:span><text:span text:style-name="T7">;</text:span></text:p>
      <text:p text:style-name="P54"><text:s/></text:p>
      <text:p text:style-name="P47"><text:span text:style-name="T10">class</text:span> <text:span text:style-name="T8">ReadHttpHeader</text:span> <text:span text:style-name="T10">extends</text:span> <text:span text:style-name="T8">Component</text:span> <text:span text:style-name="T13">{</text:span></text:p>
      <text:p text:style-name="P54"><text:s/></text:p>
      <text:p text:style-name="P48"><text:s text:c="4"/><text:span text:style-name="T11">public</text:span><text:span text:style-name="T15"> <text:s/></text:span><text:span text:style-name="T11">function</text:span><text:span text:style-name="T15"> </text:span><text:span text:style-name="T9">RealIP</text:span><text:span text:style-name="T14">()</text:span></text:p>
      <text:p text:style-name="P48"><text:s text:c="4"/><text:span text:style-name="T14">{</text:span></text:p>
      <text:p text:style-name="P48"><text:s text:c="8"/><text:span text:style-name="T18">$ip</text:span><text:span text:style-name="T15"> </text:span><text:span text:style-name="T16">= </text:span><text:span text:style-name="T11">false</text:span><text:span text:style-name="T16">;</text:span></text:p>
      <text:p text:style-name="P54"><text:s/></text:p>
      <text:p text:style-name="P48"><text:s text:c="8"/><text:span text:style-name="T18">$seq</text:span><text:span text:style-name="T15"> </text:span><text:span text:style-name="T16">= </text:span><text:span text:style-name="T11">array</text:span><text:span text:style-name="T14">(</text:span><text:span text:style-name="T19">'HTTP_CLIENT_IP'</text:span><text:span text:style-name="T16">,</text:span></text:p>
      <text:p text:style-name="P48"><text:s text:c="18"/><text:span text:style-name="T19">'HTTP_X_FORWARDED_FOR'</text:span></text:p>
      <text:p text:style-name="P48"><text:s text:c="18"/><text:span text:style-name="T16">, </text:span><text:span text:style-name="T19">'HTTP_X_FORWARDED'</text:span></text:p>
      <text:p text:style-name="P48"><text:s text:c="18"/><text:span text:style-name="T16">, </text:span><text:span text:style-name="T19">'HTTP_X_CLUSTER_CLIENT_IP'</text:span></text:p>
      <text:p text:style-name="P48"><text:s text:c="18"/><text:span text:style-name="T16">, </text:span><text:span text:style-name="T19">'HTTP_FORWARDED_FOR'</text:span></text:p>
      <text:p text:style-name="P48"><text:s text:c="18"/><text:span text:style-name="T16">, </text:span><text:span text:style-name="T19">'HTTP_FORWARDED'</text:span></text:p>
      <text:p text:style-name="P48"><text:s text:c="18"/><text:span text:style-name="T16">, </text:span><text:span text:style-name="T19">'REMOTE_ADDR'</text:span><text:span text:style-name="T14">)</text:span><text:span text:style-name="T16">;</text:span></text:p>
      <text:p text:style-name="P54"><text:s/></text:p>
      <text:p text:style-name="P48"><text:s text:c="8"/><text:span text:style-name="T11">foreach</text:span><text:span text:style-name="T15"> </text:span><text:span text:style-name="T14">(</text:span><text:span text:style-name="T18">$seq</text:span><text:span text:style-name="T15"> </text:span><text:span text:style-name="T11">as</text:span><text:span text:style-name="T15"> </text:span><text:span text:style-name="T18">$key</text:span><text:span text:style-name="T14">)</text:span><text:span text:style-name="T15"> </text:span><text:span text:style-name="T14">{</text:span></text:p>
      <text:p text:style-name="P48"><text:s text:c="12"/><text:span text:style-name="T11">if</text:span><text:span text:style-name="T15"> </text:span><text:span text:style-name="T14">(</text:span><text:span text:style-name="T9">array_key_exists</text:span><text:span text:style-name="T14">(</text:span><text:span text:style-name="T18">$key</text:span><text:span text:style-name="T16">, </text:span><text:span text:style-name="T18">$_SERVER</text:span><text:span text:style-name="T14">)</text:span><text:span text:style-name="T15"> </text:span><text:span text:style-name="T16">=== </text:span><text:span text:style-name="T11">true</text:span><text:span text:style-name="T14">)</text:span><text:span text:style-name="T15"> </text:span><text:span text:style-name="T14">{</text:span></text:p>
      <text:p text:style-name="P48"><text:s text:c="16"/><text:span text:style-name="T11">foreach</text:span><text:span text:style-name="T15"> </text:span><text:span text:style-name="T14">(</text:span><text:span text:style-name="T9">explode</text:span><text:span text:style-name="T14">(</text:span><text:span text:style-name="T19">','</text:span><text:span text:style-name="T16">, </text:span><text:span text:style-name="T18">$_SERVER</text:span><text:span text:style-name="T14">[</text:span><text:span text:style-name="T18">$key</text:span><text:span text:style-name="T14">])</text:span><text:span text:style-name="T15"> </text:span><text:span text:style-name="T11">as</text:span><text:span text:style-name="T15"> </text:span><text:span text:style-name="T18">$ip</text:span><text:span text:style-name="T14">)</text:span><text:span text:style-name="T15"> </text:span><text:span text:style-name="T14">{</text:span></text:p>
      <text:p text:style-name="P48"><text:s text:c="20"/><text:span text:style-name="T11">if</text:span><text:span text:style-name="T15"> </text:span><text:span text:style-name="T14">(</text:span><text:span text:style-name="T9">filter_var</text:span><text:span text:style-name="T14">(</text:span><text:span text:style-name="T18">$ip</text:span><text:span text:style-name="T16">, </text:span><text:span text:style-name="T9">FILTER_VALIDATE_IP</text:span><text:span text:style-name="T14">)</text:span><text:span text:style-name="T15"> </text:span><text:span text:style-name="T16">!== </text:span><text:span text:style-name="T11">false</text:span><text:span text:style-name="T14">)</text:span><text:span text:style-name="T15"> </text:span><text:span text:style-name="T14">{</text:span></text:p>
      <text:p text:style-name="P48"><text:s text:c="24"/><text:span text:style-name="T11">return</text:span><text:span text:style-name="T15"> </text:span><text:span text:style-name="T18">$ip</text:span><text:span text:style-name="T16">;</text:span></text:p>
      <text:p text:style-name="P48"><text:s text:c="20"/><text:span text:style-name="T14">}</text:span></text:p>
      <text:p text:style-name="P48"><text:s text:c="16"/><text:span text:style-name="T14">}</text:span></text:p>
      <text:p text:style-name="P48"><text:s text:c="12"/><text:span text:style-name="T14">}</text:span></text:p>
      <text:p text:style-name="P48"><text:s text:c="8"/><text:span text:style-name="T14">}</text:span></text:p>
      <text:p text:style-name="P48"><text:s text:c="4"/><text:span text:style-name="T14">}</text:span></text:p>
      <text:p text:style-name="P54"><text:s/></text:p>
      <text:p text:style-name="P49">}</text:p>
      <text:p text:style-name="P46">Note: 'common' is defined alias in common/config/bootstrap.php</text:p>
      <text:p text:style-name="P46"><text:soft-page-break/>Step3: Add your component inside the config/main-local.php file (for now!)</text:p>
      <text:p text:style-name="P50">&lt;?php</text:p>
      <text:p text:style-name="P54"><text:s/></text:p>
      <text:p text:style-name="P47"><text:span text:style-name="T10">return</text:span> <text:span text:style-name="T13">[</text:span></text:p>
      <text:p text:style-name="P48"><text:s text:c="10"/><text:span text:style-name="T19">'components'</text:span><text:span text:style-name="T15"> </text:span><text:span text:style-name="T16">=&gt; </text:span><text:span text:style-name="T14">[</text:span></text:p>
      <text:p text:style-name="P48"><text:s text:c="20"/><text:span text:style-name="T19">'db'</text:span><text:span text:style-name="T15"> </text:span><text:span text:style-name="T16">=&gt; </text:span><text:span text:style-name="T14">[</text:span></text:p>
      <text:p text:style-name="P48"><text:s text:c="30"/><text:span text:style-name="T19">'class'</text:span><text:span text:style-name="T15"> </text:span><text:span text:style-name="T16">=&gt; </text:span><text:span text:style-name="T19">'yii\db\Connection'</text:span><text:span text:style-name="T16">,</text:span></text:p>
      <text:p text:style-name="P54"><text:s text:c="30"/><text:span text:style-name="T16">...</text:span></text:p>
      <text:p text:style-name="P48"><text:s text:c="30"/><text:span text:style-name="T19">'charset'</text:span><text:span text:style-name="T15"> </text:span><text:span text:style-name="T16">=&gt; </text:span><text:span text:style-name="T19">'utf8'</text:span><text:span text:style-name="T16">,</text:span></text:p>
      <text:p text:style-name="P48"><text:s text:c="20"/><text:span text:style-name="T14">]</text:span><text:span text:style-name="T16">,</text:span></text:p>
      <text:p text:style-name="P48"><text:s text:c="20"/><text:span text:style-name="T19">'mailer'</text:span><text:span text:style-name="T15"> </text:span><text:span text:style-name="T16">=&gt; </text:span><text:span text:style-name="T14">[</text:span></text:p>
      <text:p text:style-name="P48"><text:s text:c="30"/><text:span text:style-name="T19">'class'</text:span><text:span text:style-name="T15"> </text:span><text:span text:style-name="T16">=&gt; </text:span><text:span text:style-name="T19">'yii\swiftmailer\Mailer'</text:span><text:span text:style-name="T16">,</text:span></text:p>
      <text:p text:style-name="P54"><text:s text:c="31"/><text:span text:style-name="T16">...</text:span></text:p>
      <text:p text:style-name="P48"><text:s text:c="20"/><text:span text:style-name="T14">]</text:span><text:span text:style-name="T16">,</text:span></text:p>
      <text:p text:style-name="P48"><text:s text:c="20"/><text:span text:style-name="T19">'ReadHttpHeader'</text:span><text:span text:style-name="T15"> </text:span><text:span text:style-name="T16">=&gt; </text:span><text:span text:style-name="T14">[</text:span></text:p>
      <text:p text:style-name="P48"><text:s text:c="30"/><text:span text:style-name="T19">'class'</text:span><text:span text:style-name="T15"> </text:span><text:span text:style-name="T16">=&gt; </text:span><text:span text:style-name="T19">'common\components\ReadHttpHeader'</text:span></text:p>
      <text:p text:style-name="P48"><text:s text:c="20"/><text:span text:style-name="T14">]</text:span><text:span text:style-name="T16">,</text:span></text:p>
      <text:p text:style-name="P48"><text:s text:c="10"/><text:span text:style-name="T14">]</text:span><text:span text:style-name="T16">,</text:span></text:p>
      <text:p text:style-name="P47"><text:span text:style-name="T13">]</text:span><text:span text:style-name="T7">;</text:span></text:p>
      <text:p text:style-name="P46">Step 4: Now this component's methods can be consumed inside any app controller or base controller. Below is my Base Controller called 'AController', from which other controllers may extend</text:p>
      <text:p text:style-name="P50">&lt;?php</text:p>
      <text:p text:style-name="P54"><text:s/></text:p>
      <text:p text:style-name="P47"><text:span text:style-name="T8">namespace</text:span> <text:span text:style-name="T8">frontend</text:span><text:span text:style-name="T7">\</text:span><text:span text:style-name="T8">controllers</text:span><text:span text:style-name="T7">;</text:span></text:p>
      <text:p text:style-name="P54"><text:s/></text:p>
      <text:p text:style-name="P47"><text:span text:style-name="T8">use</text:span> <text:span text:style-name="T8">Yii</text:span><text:span text:style-name="T7">;</text:span></text:p>
      <text:p text:style-name="P47"><text:span text:style-name="T8">use</text:span> <text:span text:style-name="T8">yii</text:span><text:span text:style-name="T7">\</text:span><text:span text:style-name="T8">web</text:span><text:span text:style-name="T7">\</text:span><text:span text:style-name="T8">Controller</text:span><text:span text:style-name="T7">;</text:span></text:p>
      <text:p text:style-name="P54"><text:s/></text:p>
      <text:p text:style-name="P47"><text:span text:style-name="T10">class</text:span> <text:span text:style-name="T8">AController</text:span> <text:span text:style-name="T10">extends</text:span> <text:span text:style-name="T8">Controller</text:span> <text:span text:style-name="T13">{</text:span></text:p>
      <text:p text:style-name="P54"><text:s/></text:p>
      <text:p text:style-name="P48"><text:s text:c="4"/><text:span text:style-name="T11">protected</text:span><text:span text:style-name="T15"> </text:span><text:span text:style-name="T18">$session</text:span><text:span text:style-name="T15"> </text:span><text:span text:style-name="T16">= </text:span><text:span text:style-name="T11">false</text:span><text:span text:style-name="T16">;</text:span></text:p>
      <text:p text:style-name="P54"><text:s/></text:p>
      <text:p text:style-name="P48"><text:s text:c="4"/><text:span text:style-name="T11">public</text:span><text:span text:style-name="T15"> </text:span><text:span text:style-name="T11">function</text:span><text:span text:style-name="T15"> </text:span><text:span text:style-name="T9">actions</text:span><text:span text:style-name="T14">()</text:span><text:span text:style-name="T15"> </text:span><text:span text:style-name="T14">{</text:span></text:p>
      <text:p text:style-name="P48"><text:s text:c="8"/><text:span text:style-name="T11">return</text:span><text:span text:style-name="T15"> </text:span><text:span text:style-name="T14">[</text:span></text:p>
      <text:p text:style-name="P48"><text:s text:c="18"/><text:span text:style-name="T19">'error'</text:span><text:span text:style-name="T15"> </text:span><text:span text:style-name="T16">=&gt; </text:span><text:span text:style-name="T14">[</text:span></text:p>
      <text:p text:style-name="P48"><text:s text:c="28"/><text:span text:style-name="T19">'class'</text:span><text:span text:style-name="T15"> </text:span><text:span text:style-name="T16">=&gt; </text:span><text:span text:style-name="T19">'yii\web\ErrorAction'</text:span><text:span text:style-name="T16">,</text:span></text:p>
      <text:p text:style-name="P48"><text:s text:c="18"/><text:span text:style-name="T14">]</text:span><text:span text:style-name="T16">,</text:span></text:p>
      <text:p text:style-name="P48"><text:s text:c="8"/><text:span text:style-name="T14">]</text:span><text:span text:style-name="T16">;</text:span></text:p>
      <text:p text:style-name="P48"><text:s text:c="4"/><text:span text:style-name="T14">}</text:span></text:p>
      <text:p text:style-name="P54"><text:s/></text:p>
      <text:p text:style-name="P48"><text:s text:c="4"/><text:span text:style-name="T11">public</text:span><text:span text:style-name="T15"> </text:span><text:span text:style-name="T11">function</text:span><text:span text:style-name="T15"> </text:span><text:span text:style-name="T9">init</text:span><text:span text:style-name="T14">()</text:span><text:span text:style-name="T15"> </text:span><text:span text:style-name="T14">{</text:span></text:p>
      <text:p text:style-name="P54"><text:soft-page-break/><text:s/></text:p>
      <text:p text:style-name="P48"><text:s text:c="8"/><text:span text:style-name="T9">parent</text:span><text:span text:style-name="T16">::</text:span><text:span text:style-name="T9">init</text:span><text:span text:style-name="T14">()</text:span><text:span text:style-name="T16">;</text:span></text:p>
      <text:p text:style-name="P54"><text:s/></text:p>
      <text:p text:style-name="P48"><text:s text:c="8"/><text:span text:style-name="T17">//</text:span><text:span text:style-name="T15"> </text:span><text:span text:style-name="T17">IP essential for prelim DDoS check</text:span></text:p>
      <text:p text:style-name="P48"><text:s text:c="8"/><text:span text:style-name="T11">if</text:span><text:span text:style-name="T15"> </text:span><text:span text:style-name="T14">(</text:span><text:span text:style-name="T16">!</text:span><text:span text:style-name="T18">$this</text:span><text:span text:style-name="T16">-&gt;</text:span><text:span text:style-name="T9">cgS</text:span><text:span text:style-name="T14">(</text:span><text:span text:style-name="T19">'UC-SEC.1a'</text:span><text:span text:style-name="T14">))</text:span><text:span text:style-name="T15"> </text:span><text:span text:style-name="T14">{</text:span></text:p>
      <text:p text:style-name="P48"><text:s text:c="12"/><text:span text:style-name="T18">$ip</text:span><text:span text:style-name="T15"> </text:span><text:span text:style-name="T16">= </text:span><text:bookmark-start text:name="__DdeLink__66_763900565"/><text:span text:style-name="T9">Yii</text:span><text:span text:style-name="T16">::</text:span><text:span text:style-name="T18">$app</text:span><text:span text:style-name="T16">-&gt;</text:span><text:span text:style-name="T9">ReadHttpHeader</text:span><text:span text:style-name="T16">-&gt;</text:span><text:span text:style-name="T9">RealIP</text:span><text:span text:style-name="T14">()</text:span><text:span text:style-name="T16">;</text:span><text:bookmark-end text:name="__DdeLink__66_763900565"/></text:p>
      <text:p text:style-name="P48"><text:s text:c="12"/><text:span text:style-name="T11">echo</text:span><text:span text:style-name="T15"> </text:span><text:span text:style-name="T18">$ip</text:span><text:span text:style-name="T16">;</text:span></text:p>
      <text:p text:style-name="P48"><text:s text:c="8"/><text:span text:style-name="T14">}</text:span></text:p>
      <text:p text:style-name="P48"><text:s text:c="4"/><text:span text:style-name="T14">}</text:span></text:p>
      <text:p text:style-name="P54"><text:s/></text:p>
      <text:p text:style-name="P49">}</text:p>
      <text:p text:style-name="P20"/>
      <text:p text:style-name="P13"/>
      <text:p text:style-name="P13"/>
      <text:p text:style-name="P15">Getting the Current Controller name:</text:p>
      <text:p text:style-name="P15"/>
      <text:p text:style-name="P21">Yii::$app-&gt;controller-&gt;id</text:p>
      <text:p text:style-name="P21"/>
      <text:p text:style-name="P21"/>
      <text:p text:style-name="P21"/>
      <text:p text:style-name="P16">Using Relations with Controller in query</text:p>
      <text:p text:style-name="P22"/>
      <text:p text:style-name="P22"/>
      <text:p text:style-name="P22">Model 1 <text:span text:style-name="T3">Country</text:span></text:p>
      <text:p text:style-name="P22"/>
      <text:p text:style-name="P22">id, countryname, continent_id</text:p>
      <text:p text:style-name="P22"/>
      <text:p text:style-name="P22">Model 2 <text:span text:style-name="T3">Continent</text:span></text:p>
      <text:p text:style-name="P22"/>
      <text:p text:style-name="P22">id, name</text:p>
      <text:p text:style-name="P22"/>
      <text:p text:style-name="P22">Now, in <text:s/>Country continent is having one-to-many relation and country is having one-to-one relation.</text:p>
      <text:p text:style-name="P22"/>
      <text:p text:style-name="P23">In Country Model</text:p>
      <text:p text:style-name="P23">/* * <text:s/>Creating the relations. <text:s text:c="2"/>*/</text:p>
      <text:p text:style-name="P23"><text:s/>public function getContinents() {</text:p>
      <text:p text:style-name="P23"><text:s text:c="12"/>return $this-&gt;hasOne(Continents::className(), ['id' =&gt; 'continents_id']);</text:p>
      <text:p text:style-name="P23"><text:s text:c="8"/>}</text:p>
      <text:p text:style-name="P23"/>
      <text:p text:style-name="P23">In Continent Model</text:p>
      <text:p text:style-name="P23">/* * <text:s/>Creating the relations. <text:s/>*/</text:p>
      <text:p text:style-name="P23"><text:s text:c="8"/>public function getCountry() {</text:p>
      <text:p text:style-name="P23"><text:s text:c="12"/>return $this-&gt;hasMany(Country::className(), ['continents_id' =&gt; 'id']);</text:p>
      <text:p text:style-name="P23"><text:s text:c="8"/>}</text:p>
      <text:p text:style-name="P21"/>
      <text:p text:style-name="P21"/>
      <text:p text:style-name="P17">Now in Country Controller write Active Data Provider Object as:</text:p>
      <text:p text:style-name="P24"><text:soft-page-break/></text:p>
      <text:p text:style-name="P24">public function actionIndex()</text:p>
      <text:p text:style-name="P24"><text:s text:c="4"/>{</text:p>
      <text:p text:style-name="P24"><text:s text:c="8"/></text:p>
      <text:p text:style-name="P24"><text:s text:c="8"/>$dataProvider = new ActiveDataProvider([</text:p>
      <text:p text:style-name="P24"><text:s text:c="12"/>/*'query' =&gt; Country::find(),*/</text:p>
      <text:p text:style-name="P24"><text:s text:c="12"/>'query' =&gt; Country::find()-&gt;joinWith(['continents'])</text:p>
      <text:p text:style-name="P24"><text:s text:c="8"/>]);</text:p>
      <text:p text:style-name="P24"/>
      <text:p text:style-name="P24"><text:s text:c="8"/>return $this-&gt;render('index', [</text:p>
      <text:p text:style-name="P24"><text:s text:c="12"/>'dataProvider' =&gt; $dataProvider,</text:p>
      <text:p text:style-name="P24"><text:s text:c="8"/>]);</text:p>
      <text:p text:style-name="P24"><text:s text:c="4"/>}</text:p>
      <text:p text:style-name="P24"/>
      <text:p text:style-name="P24"/>
      <text:p text:style-name="P24">/*********************************** <text:span text:style-name="T20">Creating Custom Routes *****************/</text:span></text:p>
      <text:p text:style-name="P24"/>
      <text:p text:style-name="P25">add the custom routes in main-local.php</text:p>
      <text:p text:style-name="P25"/>
      <text:p text:style-name="P25">'controllerMap' =&gt; [</text:p>
      <text:p text:style-name="P25"><text:s text:c="8"/>// declares "account" controller using a class name</text:p>
      <text:p text:style-name="P25"><text:s text:c="8"/>'account' =&gt; '<text:bookmark-start text:name="__DdeLink__946_1024335306"/>backend\controllers\JackpotSectionController'<text:bookmark-end text:name="__DdeLink__946_1024335306"/>,</text:p>
      <text:p text:style-name="P25"><text:s text:c="4"/>], </text:p>
      <text:p text:style-name="P25"/>
      <text:p text:style-name="P26">and, add account folder in views folder with html files</text:p>
      <text:p text:style-name="P26">now the URL will be like:</text:p>
      <text:p text:style-name="P26"><text:a xlink:type="simple" xlink:href="http://localhost/50foracausedev/backend/index.php?r=account">http://localhost/50foracausedev/backend/index.php?r=account</text:a></text:p>
      <text:p text:style-name="P26"/>
      <text:p text:style-name="P26">and <text:span text:style-name="T20">backend\controllers\JackpotSectionController' </text:span>will be opened.</text:p>
      <text:p text:style-name="P24"/>
      <text:p text:style-name="P24"/>
      <text:p text:style-name="P24">/***********************************************************************/</text:p>
      <text:p text:style-name="P24"/>
      <text:p text:style-name="P27">$_POST and $_GET in YII2</text:p>
      <text:p text:style-name="P27"/>
      <text:p text:style-name="P32"><text:bookmark-start text:name="__DdeLink__994_643814521"/><text:bookmark-start text:name="__DdeLink__992_643814521"/><text:bookmark-start text:name="__DdeLink__990_643814521"/><text:span text:style-name="Source_20_Text"><text:span text:style-name="T23">$request </text:span></text:span><text:span text:style-name="Source_20_Text"><text:span text:style-name="T25">= </text:span></text:span><text:span text:style-name="Source_20_Text"><text:span text:style-name="T23">Yii</text:span></text:span><text:span text:style-name="Source_20_Text"><text:span text:style-name="T25">::</text:span></text:span><text:span text:style-name="Source_20_Text"><text:span text:style-name="T23">$app</text:span></text:span><text:span text:style-name="Source_20_Text"><text:span text:style-name="T25">-&gt;</text:span></text:span><text:span text:style-name="Source_20_Text"><text:span text:style-name="T23">request</text:span></text:span><text:span text:style-name="Source_20_Text"><text:span text:style-name="T25">;</text:span></text:span><text:bookmark-end text:name="__DdeLink__994_643814521"/><text:bookmark-end text:name="__DdeLink__992_643814521"/><text:bookmark-end text:name="__DdeLink__990_643814521"/></text:p>
      <text:p text:style-name="P56"><text:span text:style-name="Source_20_Text"><text:span text:style-name="T22">$get </text:span></text:span><text:span text:style-name="Source_20_Text"><text:span text:style-name="T24">= </text:span></text:span><text:span text:style-name="Source_20_Text"><text:span text:style-name="T22">$request</text:span></text:span><text:span text:style-name="Source_20_Text"><text:span text:style-name="T24">-&gt;</text:span></text:span><text:span text:style-name="Source_20_Text"><text:span text:style-name="T22">get</text:span></text:span><text:span text:style-name="Source_20_Text"><text:span text:style-name="T24">(); </text:span></text:span></text:p>
      <text:p text:style-name="P56"><text:span text:style-name="Source_20_Text"><text:span text:style-name="T27">// equivalent to: $get = $_GET;</text:span></text:span></text:p>
      <text:p text:style-name="P56"><text:span text:style-name="Source_20_Text"><text:span text:style-name="T22">$id </text:span></text:span><text:span text:style-name="Source_20_Text"><text:span text:style-name="T24">= </text:span></text:span><text:span text:style-name="Source_20_Text"><text:span text:style-name="T22">$request</text:span></text:span><text:span text:style-name="Source_20_Text"><text:span text:style-name="T24">-&gt;</text:span></text:span><text:span text:style-name="Source_20_Text"><text:span text:style-name="T22">get</text:span></text:span><text:span text:style-name="Source_20_Text"><text:span text:style-name="T24">(</text:span></text:span><text:span text:style-name="Source_20_Text"><text:span text:style-name="T29">'id'</text:span></text:span><text:span text:style-name="Source_20_Text"><text:span text:style-name="T24">);   </text:span></text:span></text:p>
      <text:p text:style-name="P56"><text:span text:style-name="Source_20_Text"><text:span text:style-name="T27">// equivalent to: $id = isset($_GET['id']) ? $_GET['id'] : null;</text:span></text:span></text:p>
      <text:p text:style-name="P56"><text:span text:style-name="Source_20_Text"><text:span text:style-name="T22">$id </text:span></text:span><text:span text:style-name="Source_20_Text"><text:span text:style-name="T24">= </text:span></text:span><text:span text:style-name="Source_20_Text"><text:span text:style-name="T22">$request</text:span></text:span><text:span text:style-name="Source_20_Text"><text:span text:style-name="T24">-&gt;</text:span></text:span><text:span text:style-name="Source_20_Text"><text:span text:style-name="T22">get</text:span></text:span><text:span text:style-name="Source_20_Text"><text:span text:style-name="T24">(</text:span></text:span><text:span text:style-name="Source_20_Text"><text:span text:style-name="T29">'id'</text:span></text:span><text:span text:style-name="Source_20_Text"><text:span text:style-name="T24">, </text:span></text:span><text:span text:style-name="Source_20_Text"><text:span text:style-name="T22">1</text:span></text:span><text:span text:style-name="Source_20_Text"><text:span text:style-name="T24">);   </text:span></text:span></text:p>
      <text:p text:style-name="P56"><text:span text:style-name="Source_20_Text"><text:span text:style-name="T27">// equivalent to: $id = isset($_GET['id']) ? $_GET['id'] : 1;</text:span></text:span></text:p>
      <text:p text:style-name="P56"><text:bookmark-start text:name="__DdeLink__988_643814521"/><text:span text:style-name="Source_20_Text"><text:span text:style-name="T22">$post </text:span></text:span><text:span text:style-name="Source_20_Text"><text:span text:style-name="T24">= </text:span></text:span><text:span text:style-name="Source_20_Text"><text:span text:style-name="T22">$request</text:span></text:span><text:span text:style-name="Source_20_Text"><text:span text:style-name="T24">-&gt;</text:span></text:span><text:span text:style-name="Source_20_Text"><text:span text:style-name="T22">post</text:span></text:span><text:span text:style-name="Source_20_Text"><text:span text:style-name="T24">(); </text:span></text:span><text:bookmark-end text:name="__DdeLink__988_643814521"/></text:p>
      <text:p text:style-name="P56"><text:soft-page-break/><text:span text:style-name="Source_20_Text"><text:span text:style-name="T27">// equivalent to: $post = $_POST;</text:span></text:span></text:p>
      <text:p text:style-name="P56"><text:span text:style-name="Source_20_Text"><text:span text:style-name="T22">$name </text:span></text:span><text:span text:style-name="Source_20_Text"><text:span text:style-name="T24">= </text:span></text:span><text:bookmark-start text:name="__DdeLink__996_643814521"/><text:bookmark-start text:name="__DdeLink__1710_80436120"/><text:span text:style-name="Source_20_Text"><text:span text:style-name="T22">$request</text:span></text:span><text:span text:style-name="Source_20_Text"><text:span text:style-name="T24">-&gt;</text:span></text:span><text:span text:style-name="Source_20_Text"><text:span text:style-name="T22">post</text:span></text:span><text:span text:style-name="Source_20_Text"><text:span text:style-name="T24">(</text:span></text:span><text:span text:style-name="Source_20_Text"><text:span text:style-name="T29">'name'</text:span></text:span><text:span text:style-name="Source_20_Text"><text:span text:style-name="T24">)</text:span></text:span><text:bookmark-end text:name="__DdeLink__996_643814521"/><text:bookmark-end text:name="__DdeLink__1710_80436120"/><text:span text:style-name="Source_20_Text"><text:span text:style-name="T24">;   </text:span></text:span></text:p>
      <text:p text:style-name="P56"><text:span text:style-name="Source_20_Text"><text:span text:style-name="T27">// equivalent to: $name = isset($_POST['name']) ? $_POST['name'] : null;</text:span></text:span></text:p>
      <text:p text:style-name="P56"><text:span text:style-name="Source_20_Text"><text:span text:style-name="T22">$name </text:span></text:span><text:span text:style-name="Source_20_Text"><text:span text:style-name="T24">= </text:span></text:span><text:span text:style-name="Source_20_Text"><text:span text:style-name="T22">$request</text:span></text:span><text:span text:style-name="Source_20_Text"><text:span text:style-name="T24">-&gt;</text:span></text:span><text:span text:style-name="Source_20_Text"><text:span text:style-name="T22">post</text:span></text:span><text:span text:style-name="Source_20_Text"><text:span text:style-name="T24">(</text:span></text:span><text:span text:style-name="Source_20_Text"><text:span text:style-name="T29">'name'</text:span></text:span><text:span text:style-name="Source_20_Text"><text:span text:style-name="T24">, </text:span></text:span><text:span text:style-name="Source_20_Text"><text:span text:style-name="T29">''</text:span></text:span><text:span text:style-name="Source_20_Text"><text:span text:style-name="T24">);   </text:span></text:span></text:p>
      <text:p text:style-name="P56"><text:span text:style-name="Source_20_Text"><text:span text:style-name="T27">// equivalent to: $name = isset($_POST['name']) ? $_POST['name'] : '';</text:span></text:span></text:p>
      <text:p text:style-name="P32"><text:span text:style-name="Source_20_Text"><text:span text:style-name="T23">$request </text:span></text:span><text:span text:style-name="Source_20_Text"><text:span text:style-name="T25">= </text:span></text:span><text:span text:style-name="Source_20_Text"><text:span text:style-name="T23">Yii</text:span></text:span><text:span text:style-name="Source_20_Text"><text:span text:style-name="T25">::</text:span></text:span><text:span text:style-name="Source_20_Text"><text:span text:style-name="T23">$app</text:span></text:span><text:span text:style-name="Source_20_Text"><text:span text:style-name="T25">-&gt;</text:span></text:span><text:span text:style-name="Source_20_Text"><text:span text:style-name="T23">request</text:span></text:span><text:span text:style-name="Source_20_Text"><text:span text:style-name="T25">;</text:span></text:span></text:p>
      <text:p text:style-name="P56"><text:span text:style-name="Source_20_Text"><text:span text:style-name="T24">if (</text:span></text:span><text:span text:style-name="Source_20_Text"><text:span text:style-name="T22">$request</text:span></text:span><text:span text:style-name="Source_20_Text"><text:span text:style-name="T24">-&gt;</text:span></text:span><text:span text:style-name="Source_20_Text"><text:span text:style-name="T22">isAjax</text:span></text:span><text:span text:style-name="Source_20_Text"><text:span text:style-name="T24">) { </text:span></text:span><text:span text:style-name="Source_20_Text"><text:span text:style-name="T27">/* the request is an AJAX request */ </text:span></text:span><text:span text:style-name="Source_20_Text"><text:span text:style-name="T24">}</text:span></text:span></text:p>
      <text:p text:style-name="P56"><text:span text:style-name="Source_20_Text"><text:span text:style-name="T24">if (</text:span></text:span><text:span text:style-name="Source_20_Text"><text:span text:style-name="T22">$request</text:span></text:span><text:span text:style-name="Source_20_Text"><text:span text:style-name="T24">-&gt;</text:span></text:span><text:span text:style-name="Source_20_Text"><text:span text:style-name="T22">isGet</text:span></text:span><text:span text:style-name="Source_20_Text"><text:span text:style-name="T24">)  { </text:span></text:span><text:span text:style-name="Source_20_Text"><text:span text:style-name="T27">/* the request method is GET */ </text:span></text:span><text:span text:style-name="Source_20_Text"><text:span text:style-name="T24">}</text:span></text:span></text:p>
      <text:p text:style-name="P56"><text:span text:style-name="Source_20_Text"><text:span text:style-name="T24">if (</text:span></text:span><text:span text:style-name="Source_20_Text"><text:span text:style-name="T22">$request</text:span></text:span><text:span text:style-name="Source_20_Text"><text:span text:style-name="T24">-&gt;</text:span></text:span><text:span text:style-name="Source_20_Text"><text:span text:style-name="T22">isPost</text:span></text:span><text:span text:style-name="Source_20_Text"><text:span text:style-name="T24">) { </text:span></text:span><text:span text:style-name="Source_20_Text"><text:span text:style-name="T27">/* the request method is POST */ </text:span></text:span><text:span text:style-name="Source_20_Text"><text:span text:style-name="T24">}</text:span></text:span></text:p>
      <text:p text:style-name="P56"><text:span text:style-name="Source_20_Text"><text:span text:style-name="T24">if (</text:span></text:span><text:span text:style-name="Source_20_Text"><text:span text:style-name="T22">$request</text:span></text:span><text:span text:style-name="Source_20_Text"><text:span text:style-name="T24">-&gt;</text:span></text:span><text:span text:style-name="Source_20_Text"><text:span text:style-name="T22">isPut</text:span></text:span><text:span text:style-name="Source_20_Text"><text:span text:style-name="T24">)  { </text:span></text:span><text:span text:style-name="Source_20_Text"><text:span text:style-name="T27">/* the request method is PUT */ </text:span></text:span><text:span text:style-name="Source_20_Text"><text:span text:style-name="T24">}</text:span></text:span></text:p>
      <text:h text:style-name="P45" text:outline-level="2">Request URLs<text:bookmark text:name="request-urls"/></text:h>
      <text:p text:style-name="P52"><text:span text:style-name="T30">The </text:span><text:span text:style-name="Source_20_Text"><text:span text:style-name="T32">request</text:span></text:span><text:span text:style-name="T30"> component provides many ways of inspecting the currently requested URL.</text:span></text:p>
      <text:p text:style-name="P52"><text:span text:style-name="T30">Assuming the URL being requested is </text:span><text:span text:style-name="Source_20_Text"><text:span text:style-name="T32">http://example.com/admin/index.php/product?id=100</text:span></text:span><text:span text:style-name="T30">, you can get various parts of this URL as summarized in the following:</text:span></text:p>
      <text:list xml:id="list7019677761741968419" text:style-name="L1">
        <text:list-item>
          <text:p text:style-name="P70"><text:a xlink:type="simple" xlink:href="http://www.yiiframework.com/doc-2.0/yii-web-request.html#$url-detail"><text:span text:style-name="T33">url</text:span></text:a><text:span text:style-name="T30">: returns </text:span><text:span text:style-name="Source_20_Text"><text:span text:style-name="T32">/admin/index.php/product?id=100</text:span></text:span><text:span text:style-name="T30">, which is the URL without the host info part.</text:span></text:p>
        </text:list-item>
        <text:list-item>
          <text:p text:style-name="P70"><text:a xlink:type="simple" xlink:href="http://www.yiiframework.com/doc-2.0/yii-web-request.html#$absoluteUrl-detail"><text:span text:style-name="T33">absoluteUrl</text:span></text:a><text:span text:style-name="T30">: returns </text:span><text:span text:style-name="Source_20_Text"><text:span text:style-name="T32">http://example.com/admin/index.php/product?id=100</text:span></text:span><text:span text:style-name="T30">, which is the whole URL including the host info part.</text:span></text:p>
        </text:list-item>
        <text:list-item>
          <text:p text:style-name="P70"><text:bookmark-start text:name="__DdeLink__1011_643814521"/><text:bookmark-start text:name="__DdeLink__1000_643814521"/><text:a xlink:type="simple" xlink:href="http://www.yiiframework.com/doc-2.0/yii-web-request.html#$hostInfo-detail"><text:span text:style-name="T33">hostInfo</text:span></text:a><text:bookmark-end text:name="__DdeLink__1011_643814521"/><text:bookmark-end text:name="__DdeLink__1000_643814521"/><text:span text:style-name="T30">: returns </text:span><text:span text:style-name="Source_20_Text"><text:span text:style-name="T32">http://example.com</text:span></text:span><text:span text:style-name="T30">, which is the host info part of the URL.</text:span></text:p>
        </text:list-item>
        <text:list-item>
          <text:p text:style-name="P70"><text:a xlink:type="simple" xlink:href="http://www.yiiframework.com/doc-2.0/yii-web-request.html#$pathInfo-detail"><text:span text:style-name="T33">pathInfo</text:span></text:a><text:span text:style-name="T30">: returns </text:span><text:span text:style-name="Source_20_Text"><text:span text:style-name="T32">/product</text:span></text:span><text:span text:style-name="T30">, which is the part after the entry script and before the question mark (query string).</text:span></text:p>
        </text:list-item>
        <text:list-item>
          <text:p text:style-name="P70"><text:a xlink:type="simple" xlink:href="http://www.yiiframework.com/doc-2.0/yii-web-request.html#$queryString-detail"><text:span text:style-name="T33">queryString</text:span></text:a><text:span text:style-name="T30">: returns </text:span><text:span text:style-name="Source_20_Text"><text:span text:style-name="T32">id=100</text:span></text:span><text:span text:style-name="T30">, which is the part after the question mark.</text:span></text:p>
        </text:list-item>
        <text:list-item>
          <text:p text:style-name="P70"><text:a xlink:type="simple" xlink:href="http://www.yiiframework.com/doc-2.0/yii-web-request.html#$baseUrl-detail"><text:span text:style-name="T33">baseUrl</text:span></text:a><text:span text:style-name="T30">: returns </text:span><text:span text:style-name="Source_20_Text"><text:span text:style-name="T32">/admin</text:span></text:span><text:span text:style-name="T30">, which is the part after the host info and before the entry script name.</text:span></text:p>
        </text:list-item>
        <text:list-item>
          <text:p text:style-name="P70"><text:a xlink:type="simple" xlink:href="http://www.yiiframework.com/doc-2.0/yii-web-request.html#$scriptUrl-detail"><text:span text:style-name="T33">scriptUrl</text:span></text:a><text:span text:style-name="T30">: returns </text:span><text:span text:style-name="Source_20_Text"><text:span text:style-name="T32">/admin/index.php</text:span></text:span><text:span text:style-name="T30">, which is the URL without path info and query string.</text:span></text:p>
        </text:list-item>
        <text:list-item>
          <text:p text:style-name="P70"><text:a xlink:type="simple" xlink:href="http://www.yiiframework.com/doc-2.0/yii-web-request.html#$serverName-detail"><text:span text:style-name="T33">serverName</text:span></text:a><text:span text:style-name="T30">: returns </text:span><text:span text:style-name="Source_20_Text"><text:span text:style-name="T32">example.com</text:span></text:span><text:span text:style-name="T30">, which is the host name in the URL.</text:span></text:p>
        </text:list-item>
        <text:list-item>
          <text:p text:style-name="P70"><text:a xlink:type="simple" xlink:href="http://www.yiiframework.com/doc-2.0/yii-web-request.html#$serverPort-detail"><text:span text:style-name="T33">serverPort</text:span></text:a><text:span text:style-name="T30">: returns 80, which is the port used by the Web server.</text:span></text:p>
        </text:list-item>
      </text:list>
      <text:p text:style-name="Text_20_body"><text:line-break/><text:span text:style-name="T31">Client Information</text:span><text:bookmark text:name="client-information"/></text:p>
      <text:p text:style-name="P52"><text:span text:style-name="T30">You can get the host name and IP address of the client machine through </text:span><text:a xlink:type="simple" xlink:href="http://www.yiiframework.com/doc-2.0/yii-web-request.html#$userHost-detail"><text:span text:style-name="T33">userHost</text:span></text:a><text:span text:style-name="T30"> and </text:span><text:a xlink:type="simple" xlink:href="http://www.yiiframework.com/doc-2.0/yii-web-request.html#$userIP-detail"><text:span text:style-name="T33">userIP</text:span></text:a><text:span text:style-name="T30">, </text:span><text:soft-page-break/><text:span text:style-name="T30">respectively. For example,</text:span></text:p>
      <text:p text:style-name="P53"><text:span text:style-name="Source_20_Text"><text:span text:style-name="T22">$userHost </text:span></text:span><text:span text:style-name="Source_20_Text"><text:span text:style-name="T24">= </text:span></text:span><text:span text:style-name="Source_20_Text"><text:span text:style-name="T22">Yii</text:span></text:span><text:span text:style-name="Source_20_Text"><text:span text:style-name="T24">::</text:span></text:span><text:span text:style-name="Source_20_Text"><text:span text:style-name="T22">$app</text:span></text:span><text:span text:style-name="Source_20_Text"><text:span text:style-name="T24">-&gt;</text:span></text:span><text:span text:style-name="Source_20_Text"><text:span text:style-name="T22">request</text:span></text:span><text:span text:style-name="Source_20_Text"><text:span text:style-name="T24">-&gt;</text:span></text:span><text:span text:style-name="Source_20_Text"><text:span text:style-name="T22">userHost</text:span></text:span><text:span text:style-name="Source_20_Text"><text:span text:style-name="T24">;</text:span></text:span></text:p>
      <text:p text:style-name="P56"><text:span text:style-name="Source_20_Text"><text:span text:style-name="T22">$userIP </text:span></text:span><text:span text:style-name="Source_20_Text"><text:span text:style-name="T24">= </text:span></text:span><text:span text:style-name="Source_20_Text"><text:span text:style-name="T22">Yii</text:span></text:span><text:span text:style-name="Source_20_Text"><text:span text:style-name="T24">::</text:span></text:span><text:span text:style-name="Source_20_Text"><text:span text:style-name="T22">$app</text:span></text:span><text:span text:style-name="Source_20_Text"><text:span text:style-name="T24">-&gt;</text:span></text:span><text:span text:style-name="Source_20_Text"><text:span text:style-name="T22">request</text:span></text:span><text:span text:style-name="Source_20_Text"><text:span text:style-name="T24">-&gt;</text:span></text:span><text:span text:style-name="Source_20_Text"><text:span text:style-name="T22">userIP</text:span></text:span><text:span text:style-name="Source_20_Text"><text:span text:style-name="T24">;</text:span></text:span></text:p>
      <text:p text:style-name="Text_20_body"><text:span text:style-name="Source_20_Text"><text:span text:style-name="T21"/></text:span></text:p>
      <text:p text:style-name="P27">/******************************* <text:span text:style-name="T41">Displaying errors coming from $this-&gt;validate() functions</text:span></text:p>
      <text:p text:style-name="P28">$model-&gt;errors();</text:p>
      <text:p text:style-name="P28"/>
      <text:p text:style-name="P28"/>
      <text:p text:style-name="P33"><text:span text:style-name="Source_20_Text"><text:span text:style-name="T42">// stop executing this action and redirect to last visited page</text:span></text:span></text:p>
      <text:p text:style-name="P57"><text:span text:style-name="Source_20_Text"><text:span text:style-name="T43">return </text:span></text:span><text:span text:style-name="Source_20_Text"><text:span text:style-name="T45">$this</text:span></text:span><text:span text:style-name="Source_20_Text"><text:span text:style-name="T43">-&gt;</text:span></text:span><text:span text:style-name="Source_20_Text"><text:span text:style-name="T45">goBack</text:span></text:span><text:span text:style-name="Source_20_Text"><text:span text:style-name="T43">();</text:span></text:span></text:p>
      <text:p text:style-name="P33"><text:span text:style-name="Source_20_Text"><text:span text:style-name="T42">// stop executing this action and refresh the current page</text:span></text:span></text:p>
      <text:p text:style-name="P57"><text:span text:style-name="Source_20_Text"><text:span text:style-name="T43">return </text:span></text:span><text:span text:style-name="Source_20_Text"><text:span text:style-name="T45">$this</text:span></text:span><text:span text:style-name="Source_20_Text"><text:span text:style-name="T43">-&gt;</text:span></text:span><text:span text:style-name="Source_20_Text"><text:span text:style-name="T45">refresh</text:span></text:span><text:span text:style-name="Source_20_Text"><text:span text:style-name="T43">();</text:span></text:span></text:p>
      <text:p text:style-name="P29">To Run Ajax on function need to use </text:p>
      <text:p text:style-name="P29">$this-&gt;enableCsrfValidation = false;</text:p>
      <text:p text:style-name="P29">in beforeAction() to prevent from 400 bad request.</text:p>
      <text:p text:style-name="P29"/>
      <text:p text:style-name="P29"/>
      <text:p text:style-name="P29"/>
      <text:p text:style-name="P18">Joins In YII2</text:p>
      <text:p text:style-name="P18"/>
      <text:p text:style-name="P30">JOIN_TYPE = INNER JOIN, LEFT OUTER JOIN, RIGHT OUTER JOIN, FULL OUTER JOIN etc</text:p>
      <text:p text:style-name="P30"/>
      <text:p text:style-name="P30">How to implement above.</text:p>
      <text:p text:style-name="P30"/>
      <text:p text:style-name="P34">$query = new Query;</text:p>
      <text:p text:style-name="P58"><text:bookmark-start text:name="__DdeLink__2545_750607935"/>$countryName = (new \yii\db\Query())</text:p>
      <text:p text:style-name="P58"><text:s text:c="4"/>-&gt;select('c.name as countryName,ct.name as ContinentName')</text:p>
      <text:p text:style-name="P58"><text:s text:c="4"/>-&gt;from('country_list as cl')</text:p>
      <text:p text:style-name="P58"><text:s text:c="4"/>-&gt;join('LEFT OUTER JOIN', 'countries as c','cl.countries_code = c.code')<text:tab/></text:p>
      <text:p text:style-name="P58"><text:s text:c="4"/>-&gt;join('LEFT OUTER JOIN', 'continents as ct', 'cl.continents_code = ct.code')<text:bookmark-start text:name="__DdeLink__2547_750607935"/></text:p>
      <text:p text:style-name="P58"><text:s text:c="4"/>-&gt;where(['cl.id' =&gt; $model-&gt;id])<text:bookmark-end text:name="__DdeLink__2547_750607935"/></text:p>
      <text:p text:style-name="P58"><text:s text:c="4"/>-&gt;all();<text:bookmark-end text:name="__DdeLink__2545_750607935"/></text:p>
      <text:p text:style-name="P58"/>
      <text:p text:style-name="P59">using Component</text:p>
      <text:p text:style-name="P61"><text:bookmark-start text:name="__DdeLink__1779_771477015"/><text:bookmark-start text:name="__DdeLink__1824_317249814"/><text:bookmark-start text:name="__DdeLink__1822_317249814"/>Yii::$app-&gt;customFun-&gt;prx(<text:bookmark-end text:name="__DdeLink__1824_317249814"/><text:bookmark-end text:name="__DdeLink__1822_317249814"/>$continent);<text:bookmark-end text:name="__DdeLink__1779_771477015"/></text:p>
      <text:p text:style-name="P61"/>
      <text:p text:style-name="P69"><text:a xlink:type="simple" xlink:href="http://www.yiiframework.com/doc/api/1.1/CDbCommand#select()"><text:span text:style-name="T51">select()</text:span></text:a><text:span text:style-name="T50">: specifies the SELECT part of the query</text:span></text:p>
      <text:list xml:id="list8895031721728508738" text:style-name="L2">
        <text:list-item>
          <text:p text:style-name="P71"><text:a xlink:type="simple" xlink:href="http://www.yiiframework.com/doc/api/1.1/CDbCommand#selectDistinct"><text:span text:style-name="T34">selectDistinct()</text:span></text:a><text:span text:style-name="T35">: specifies the SELECT part of the query and turns on the DISTINCT flag</text:span></text:p>
        </text:list-item>
        <text:list-item>
          <text:p text:style-name="P71"><text:a xlink:type="simple" xlink:href="http://www.yiiframework.com/doc/api/1.1/CDbCommand#from()"><text:span text:style-name="T34">from()</text:span></text:a><text:span text:style-name="T35">: specifies the FROM part of the query</text:span></text:p>
        </text:list-item>
        <text:list-item>
          <text:p text:style-name="P71"><text:a xlink:type="simple" xlink:href="http://www.yiiframework.com/doc/api/1.1/CDbCommand#where()"><text:span text:style-name="T34">where()</text:span></text:a><text:span text:style-name="T35">: specifies the WHERE part of the query</text:span></text:p>
        </text:list-item>
        <text:list-item>
          <text:p text:style-name="P71"><text:a xlink:type="simple" xlink:href="http://www.yiiframework.com/doc/api/1.1/CDbCommand#andWhere()"><text:span text:style-name="T34">andWhere()</text:span></text:a><text:span text:style-name="T35">: appends condition to the WHERE part of the query with </text:span><text:span text:style-name="Source_20_Text"><text:span text:style-name="T36">AND</text:span></text:span><text:span text:style-name="T35"> operator</text:span></text:p>
        </text:list-item>
        <text:list-item>
          <text:p text:style-name="P71"><text:a xlink:type="simple" xlink:href="http://www.yiiframework.com/doc/api/1.1/CDbCommand#orWhere()"><text:span text:style-name="T34">orWhere()</text:span></text:a><text:span text:style-name="T35">: appends condition to the WHERE part of the query with </text:span><text:span text:style-name="Source_20_Text"><text:span text:style-name="T36">OR</text:span></text:span><text:span text:style-name="T35"> operator</text:span></text:p>
        </text:list-item>
        <text:list-item>
          <text:p text:style-name="P71"><text:a xlink:type="simple" xlink:href="http://www.yiiframework.com/doc/api/1.1/CDbCommand#join()"><text:span text:style-name="T34">join()</text:span></text:a><text:span text:style-name="T35">: appends an inner join query fragment</text:span></text:p>
        </text:list-item>
        <text:list-item>
          <text:p text:style-name="P71"><text:a xlink:type="simple" xlink:href="http://www.yiiframework.com/doc/api/1.1/CDbCommand#leftJoin"><text:span text:style-name="T34">leftJoin()</text:span></text:a><text:span text:style-name="T35">: appends a left outer join query fragment</text:span></text:p>
        </text:list-item>
        <text:list-item>
          <text:p text:style-name="P71"><text:a xlink:type="simple" xlink:href="http://www.yiiframework.com/doc/api/1.1/CDbCommand#rightJoin"><text:span text:style-name="T34">rightJoin()</text:span></text:a><text:span text:style-name="T35">: appends a right outer join query fragment</text:span></text:p>
        </text:list-item>
        <text:list-item>
          <text:p text:style-name="P71"><text:soft-page-break/><text:a xlink:type="simple" xlink:href="http://www.yiiframework.com/doc/api/1.1/CDbCommand#crossJoin"><text:span text:style-name="T34">crossJoin()</text:span></text:a><text:span text:style-name="T35">: appends a cross join query fragment</text:span></text:p>
        </text:list-item>
        <text:list-item>
          <text:p text:style-name="P71"><text:a xlink:type="simple" xlink:href="http://www.yiiframework.com/doc/api/1.1/CDbCommand#naturalJoin"><text:span text:style-name="T34">naturalJoin()</text:span></text:a><text:span text:style-name="T35">: appends a natural join query fragment</text:span></text:p>
        </text:list-item>
        <text:list-item>
          <text:p text:style-name="P71"><text:a xlink:type="simple" xlink:href="http://www.yiiframework.com/doc/api/1.1/CDbCommand#group()"><text:span text:style-name="T34">group()</text:span></text:a><text:span text:style-name="T35">: specifies the GROUP BY part of the query</text:span></text:p>
        </text:list-item>
        <text:list-item>
          <text:p text:style-name="P71"><text:a xlink:type="simple" xlink:href="http://www.yiiframework.com/doc/api/1.1/CDbCommand#having()"><text:span text:style-name="T34">having()</text:span></text:a><text:span text:style-name="T35">: specifies the HAVING part of the query</text:span></text:p>
        </text:list-item>
        <text:list-item>
          <text:p text:style-name="P71"><text:a xlink:type="simple" xlink:href="http://www.yiiframework.com/doc/api/1.1/CDbCommand#order()"><text:span text:style-name="T34">order()</text:span></text:a><text:span text:style-name="T35">: specifies the ORDER BY part of the query</text:span></text:p>
        </text:list-item>
        <text:list-item>
          <text:p text:style-name="P71"><text:a xlink:type="simple" xlink:href="http://www.yiiframework.com/doc/api/1.1/CDbCommand#limit()"><text:span text:style-name="T34">limit()</text:span></text:a><text:span text:style-name="T35">: specifies the LIMIT part of the query</text:span></text:p>
        </text:list-item>
        <text:list-item>
          <text:p text:style-name="P71"><text:a xlink:type="simple" xlink:href="http://www.yiiframework.com/doc/api/1.1/CDbCommand#offset()"><text:span text:style-name="T34">offset()</text:span></text:a><text:span text:style-name="T35">: specifies the OFFSET part of the query</text:span></text:p>
        </text:list-item>
        <text:list-item>
          <text:p text:style-name="P71"><text:a xlink:type="simple" xlink:href="http://www.yiiframework.com/doc/api/1.1/CDbCommand#union()"><text:span text:style-name="T34">union()</text:span></text:a><text:span text:style-name="T35">: appends a UNION query fragment</text:span></text:p>
        </text:list-item>
      </text:list>
      <text:p text:style-name="Text_20_body"><text:line-break/></text:p>
      <text:p text:style-name="P61"/>
      <text:p text:style-name="P61"/>
      <text:p text:style-name="P61"/>
      <text:p text:style-name="P63">Setting Rules to have authentication based on User types in controllers. In this function will <text:span text:style-name="T48">only call <text:s/></text:span><text:span text:style-name="Source_20_Text"><text:span text:style-name="T47">special-callback on 31-10</text:span></text:span></text:p>
      <text:p text:style-name="P62"><text:span text:style-name="Source_20_Text"><text:span text:style-name="T44">use </text:span></text:span><text:span text:style-name="Source_20_Text"><text:span text:style-name="T46">yii</text:span></text:span><text:span text:style-name="Source_20_Text"><text:span text:style-name="T44">\</text:span></text:span><text:span text:style-name="Source_20_Text"><text:span text:style-name="T46">filters</text:span></text:span><text:span text:style-name="Source_20_Text"><text:span text:style-name="T44">\</text:span></text:span><text:span text:style-name="Source_20_Text"><text:span text:style-name="T46">AccessControl</text:span></text:span><text:span text:style-name="Source_20_Text"><text:span text:style-name="T44">;</text:span></text:span></text:p>
      <text:p text:style-name="P56"><text:span text:style-name="Source_20_Text"><text:span text:style-name="T24">class </text:span></text:span><text:span text:style-name="Source_20_Text"><text:span text:style-name="T22">SiteController </text:span></text:span><text:span text:style-name="Source_20_Text"><text:span text:style-name="T24">extends </text:span></text:span><text:span text:style-name="Source_20_Text"><text:span text:style-name="T22">Controller</text:span></text:span></text:p>
      <text:p text:style-name="P56"><text:span text:style-name="Source_20_Text"><text:span text:style-name="T24">{</text:span></text:span></text:p>
      <text:p text:style-name="P56"><text:span text:style-name="Source_20_Text"><text:span text:style-name="T26">    </text:span></text:span><text:span text:style-name="Source_20_Text"><text:span text:style-name="T24">public function </text:span></text:span><text:span text:style-name="Source_20_Text"><text:span text:style-name="T22">behaviors</text:span></text:span><text:span text:style-name="Source_20_Text"><text:span text:style-name="T24">()</text:span></text:span></text:p>
      <text:p text:style-name="P56"><text:span text:style-name="Source_20_Text"><text:span text:style-name="T26">    </text:span></text:span><text:span text:style-name="Source_20_Text"><text:span text:style-name="T24">{</text:span></text:span></text:p>
      <text:p text:style-name="P56"><text:span text:style-name="Source_20_Text"><text:span text:style-name="T26">        </text:span></text:span><text:span text:style-name="Source_20_Text"><text:span text:style-name="T24">return [</text:span></text:span></text:p>
      <text:p text:style-name="P56"><text:span text:style-name="Source_20_Text"><text:span text:style-name="T26">            </text:span></text:span><text:span text:style-name="Source_20_Text"><text:span text:style-name="T29">'access' </text:span></text:span><text:span text:style-name="Source_20_Text"><text:span text:style-name="T24">=&gt; [</text:span></text:span></text:p>
      <text:p text:style-name="P56"><text:span text:style-name="Source_20_Text"><text:span text:style-name="T26">                </text:span></text:span><text:span text:style-name="Source_20_Text"><text:span text:style-name="T29">'class' </text:span></text:span><text:span text:style-name="Source_20_Text"><text:span text:style-name="T24">=&gt; </text:span></text:span><text:span text:style-name="Source_20_Text"><text:span text:style-name="T22">AccessControl</text:span></text:span><text:span text:style-name="Source_20_Text"><text:span text:style-name="T24">::</text:span></text:span><text:span text:style-name="Source_20_Text"><text:span text:style-name="T22">className</text:span></text:span><text:span text:style-name="Source_20_Text"><text:span text:style-name="T24">(),</text:span></text:span></text:p>
      <text:p text:style-name="P56"><text:span text:style-name="Source_20_Text"><text:span text:style-name="T26">                </text:span></text:span><text:span text:style-name="Source_20_Text"><text:span text:style-name="T29">'only' </text:span></text:span><text:span text:style-name="Source_20_Text"><text:span text:style-name="T24">=&gt; [</text:span></text:span><text:span text:style-name="Source_20_Text"><text:span text:style-name="T29">'</text:span></text:span><text:bookmark-start text:name="__DdeLink__1826_317249814"/><text:span text:style-name="Source_20_Text"><text:span text:style-name="T29">special-callback</text:span></text:span><text:bookmark-end text:name="__DdeLink__1826_317249814"/><text:span text:style-name="Source_20_Text"><text:span text:style-name="T29">'</text:span></text:span><text:span text:style-name="Source_20_Text"><text:span text:style-name="T24">],</text:span></text:span></text:p>
      <text:p text:style-name="P56"><text:span text:style-name="Source_20_Text"><text:span text:style-name="T26">                </text:span></text:span><text:span text:style-name="Source_20_Text"><text:span text:style-name="T29">'rules' </text:span></text:span><text:span text:style-name="Source_20_Text"><text:span text:style-name="T24">=&gt; [</text:span></text:span></text:p>
      <text:p text:style-name="P56"><text:span text:style-name="Source_20_Text"><text:span text:style-name="T26">                    </text:span></text:span><text:span text:style-name="Source_20_Text"><text:span text:style-name="T24">[</text:span></text:span></text:p>
      <text:p text:style-name="P56"><text:span text:style-name="Source_20_Text"><text:span text:style-name="T26">                        </text:span></text:span><text:span text:style-name="Source_20_Text"><text:span text:style-name="T29">'actions' </text:span></text:span><text:span text:style-name="Source_20_Text"><text:span text:style-name="T24">=&gt; [</text:span></text:span><text:span text:style-name="Source_20_Text"><text:span text:style-name="T29">'special-callback'</text:span></text:span><text:span text:style-name="Source_20_Text"><text:span text:style-name="T24">],</text:span></text:span></text:p>
      <text:p text:style-name="P56"><text:span text:style-name="Source_20_Text"><text:span text:style-name="T26">                        </text:span></text:span><text:span text:style-name="Source_20_Text"><text:span text:style-name="T29">'allow' </text:span></text:span><text:span text:style-name="Source_20_Text"><text:span text:style-name="T24">=&gt; </text:span></text:span><text:span text:style-name="Source_20_Text"><text:span text:style-name="T22">true</text:span></text:span><text:span text:style-name="Source_20_Text"><text:span text:style-name="T24">,</text:span></text:span></text:p>
      <text:p text:style-name="P56"><text:span text:style-name="Source_20_Text"><text:span text:style-name="T26">                        </text:span></text:span><text:span text:style-name="Source_20_Text"><text:span text:style-name="T29">'matchCallback' </text:span></text:span><text:span text:style-name="Source_20_Text"><text:span text:style-name="T24">=&gt; function (</text:span></text:span><text:span text:style-name="Source_20_Text"><text:span text:style-name="T22">$rule</text:span></text:span><text:span text:style-name="Source_20_Text"><text:span text:style-name="T24">, </text:span></text:span><text:span text:style-name="Source_20_Text"><text:span text:style-name="T22">$action</text:span></text:span><text:span text:style-name="Source_20_Text"><text:span text:style-name="T24">) {</text:span></text:span></text:p>
      <text:p text:style-name="P56"><text:span text:style-name="Source_20_Text"><text:span text:style-name="T26">                            </text:span></text:span><text:span text:style-name="Source_20_Text"><text:span text:style-name="T24">return </text:span></text:span><text:span text:style-name="Source_20_Text"><text:span text:style-name="T22">date</text:span></text:span><text:span text:style-name="Source_20_Text"><text:span text:style-name="T24">(</text:span></text:span><text:span text:style-name="Source_20_Text"><text:span text:style-name="T29">'d-m'</text:span></text:span><text:span text:style-name="Source_20_Text"><text:span text:style-name="T24">) === </text:span></text:span><text:span text:style-name="Source_20_Text"><text:span text:style-name="T29">'31-10'</text:span></text:span><text:span text:style-name="Source_20_Text"><text:span text:style-name="T24">;</text:span></text:span></text:p>
      <text:p text:style-name="P56"><text:span text:style-name="Source_20_Text"><text:span text:style-name="T26">                        </text:span></text:span><text:span text:style-name="Source_20_Text"><text:span text:style-name="T24">}</text:span></text:span></text:p>
      <text:p text:style-name="P56"><text:span text:style-name="Source_20_Text"><text:span text:style-name="T26">                    </text:span></text:span><text:span text:style-name="Source_20_Text"><text:span text:style-name="T24">],</text:span></text:span></text:p>
      <text:p text:style-name="P56"><text:span text:style-name="Source_20_Text"><text:span text:style-name="T26">                </text:span></text:span><text:span text:style-name="Source_20_Text"><text:span text:style-name="T24">],</text:span></text:span></text:p>
      <text:p text:style-name="P56"><text:span text:style-name="Source_20_Text"><text:span text:style-name="T26">            </text:span></text:span><text:span text:style-name="Source_20_Text"><text:span text:style-name="T24">],</text:span></text:span></text:p>
      <text:p text:style-name="P56"><text:soft-page-break/><text:span text:style-name="Source_20_Text"><text:span text:style-name="T26">        </text:span></text:span><text:span text:style-name="Source_20_Text"><text:span text:style-name="T24">];</text:span></text:span></text:p>
      <text:p text:style-name="P56"><text:span text:style-name="Source_20_Text"><text:span text:style-name="T26">    </text:span></text:span><text:span text:style-name="Source_20_Text"><text:span text:style-name="T24">}</text:span></text:span></text:p>
      <text:p text:style-name="P56"><text:span text:style-name="Source_20_Text"><text:span text:style-name="T26">    </text:span></text:span><text:span text:style-name="Source_20_Text"><text:span text:style-name="T27">// Match callback called! This page can be accessed only each October 31st</text:span></text:span></text:p>
      <text:p text:style-name="P56"><text:span text:style-name="Source_20_Text"><text:span text:style-name="T28">    </text:span></text:span><text:span text:style-name="Source_20_Text"><text:span text:style-name="T24">public function </text:span></text:span><text:span text:style-name="Source_20_Text"><text:span text:style-name="T22">actionSpecialCallback</text:span></text:span><text:span text:style-name="Source_20_Text"><text:span text:style-name="T24">()</text:span></text:span></text:p>
      <text:p text:style-name="P56"><text:span text:style-name="Source_20_Text"><text:span text:style-name="T26">    </text:span></text:span><text:span text:style-name="Source_20_Text"><text:span text:style-name="T24">{</text:span></text:span></text:p>
      <text:p text:style-name="P56"><text:span text:style-name="Source_20_Text"><text:span text:style-name="T26">        </text:span></text:span><text:span text:style-name="Source_20_Text"><text:span text:style-name="T24">return </text:span></text:span><text:span text:style-name="Source_20_Text"><text:span text:style-name="T22">$this</text:span></text:span><text:span text:style-name="Source_20_Text"><text:span text:style-name="T24">-&gt;</text:span></text:span><text:span text:style-name="Source_20_Text"><text:span text:style-name="T22">render</text:span></text:span><text:span text:style-name="Source_20_Text"><text:span text:style-name="T24">(</text:span></text:span><text:span text:style-name="Source_20_Text"><text:span text:style-name="T29">'happy-halloween'</text:span></text:span><text:span text:style-name="Source_20_Text"><text:span text:style-name="T24">);</text:span></text:span></text:p>
      <text:p text:style-name="P56"><text:span text:style-name="Source_20_Text"><text:span text:style-name="T26">    </text:span></text:span><text:span text:style-name="Source_20_Text"><text:span text:style-name="T24">}</text:span></text:span></text:p>
      <text:p text:style-name="P56"><text:span text:style-name="Source_20_Text"><text:span text:style-name="T24">}</text:span></text:span></text:p>
      <text:p text:style-name="P62"/>
      <text:p text:style-name="P65">RBAC User Roles</text:p>
      <text:p text:style-name="P62"/>
      <text:p text:style-name="P62"/>
      <text:p text:style-name="P64"><text:a xlink:type="simple" xlink:href="http://www.yiiframework.com/doc-2.0/guide-security-authorization.html">http://www.yiiframework.com/doc-2.0/guide-security-authorization.html</text:a></text:p>
      <text:p text:style-name="P64"/>
      <text:p text:style-name="P64"/>
      <text:p text:style-name="P64"/>
      <text:p text:style-name="P64"/>
      <text:p text:style-name="P60">Running a code globally before any controller execution.</text:p>
      <text:p text:style-name="P66"/>
      <text:p text:style-name="P66">1)<text:tab/>We can create component in Backend / Frontend / Common folder as per requirement.</text:p>
      <text:p text:style-name="P66">2)<text:tab/>First of all, create a component class as described below:</text:p>
      <text:p text:style-name="P66">3)<text:tab/>To run code initally call it under init() function.</text:p>
      <text:p text:style-name="P66"/>
      <text:p text:style-name="P66">&lt;?php</text:p>
      <text:p text:style-name="P66">namespace backend\components;</text:p>
      <text:p text:style-name="P66"/>
      <text:p text:style-name="P66">use Yii;</text:p>
      <text:p text:style-name="P66">use yii\base\Component;</text:p>
      <text:p text:style-name="P66"/>
      <text:p text:style-name="P66">class MyGlobalComponent extends Component{</text:p>
      <text:p text:style-name="P66"><text:s text:c="4"/>public function init() {</text:p>
      <text:p text:style-name="P66"><text:s text:c="8"/>echo "Hi I am Anirudhsdsad";</text:p>
      <text:p text:style-name="P66"><text:s text:c="8"/>parent::init();</text:p>
      <text:p text:style-name="P66"><text:s text:c="4"/>}</text:p>
      <text:p text:style-name="P66">}</text:p>
      <text:p text:style-name="P66"/>
      <text:p text:style-name="P64"/>
      <text:p text:style-name="P64"/>
      <text:p text:style-name="P66">4)<text:tab/>Now, under main-local.php in $config array. Intialize your component.</text:p>
      <text:p text:style-name="P66"/>
      <text:p text:style-name="P66">$config = [</text:p>
      <text:p text:style-name="P66"><text:s text:c="4"/>'components' =&gt; [</text:p>
      <text:p text:style-name="P66"><text:s/>'Global_Settings' =&gt; ['class' =&gt; 'backend\components\MyGlobalComponent'],</text:p>
      <text:p text:style-name="P66"><text:s/>],</text:p>
      <text:p text:style-name="P66"><text:s text:c="4"/></text:p>
      <text:p text:style-name="P66">];</text:p>
      <text:p text:style-name="P66"/>
      <text:p text:style-name="P67">5)<text:tab/>Finally call your component in bootstrap array under main-local.php of <text:soft-page-break/>Frontend directory or backend directory.</text:p>
      <text:p text:style-name="P67"/>
      <text:p text:style-name="P67">Like below:</text:p>
      <text:p text:style-name="P67"/>
      <text:p text:style-name="P67">$config['bootstrap'][] = 'Global_Settings';</text:p>
      <text:p text:style-name="P67"/>
      <text:p text:style-name="P68">Understanding Grid View. </text:p>
      <text:p text:style-name="P68"/>
      <text:p text:style-name="P68">In this Joining tables and showing combined data in Grid View.</text:p>
      <text:p text:style-name="P35"/>
      <text:p text:style-name="P36">Suppose we are having two tables.</text:p>
      <text:p text:style-name="P36"/>
      <text:p text:style-name="P36">1.<text:tab/>jackpot_details </text:p>
      <text:p text:style-name="P36"><text:tab/>id<text:tab/>name</text:p>
      <text:p text:style-name="P36"><text:tab/>1<text:tab/>diwali</text:p>
      <text:p text:style-name="P36"/>
      <text:p text:style-name="P36">2.<text:tab/>jackpot_summary</text:p>
      <text:p text:style-name="P36"><text:tab/>id<text:tab/>jackpot_id<text:tab/>price</text:p>
      <text:p text:style-name="P36"><text:tab/>1<text:tab/>1<text:tab/><text:tab/>444</text:p>
      <text:p text:style-name="P36"><text:tab/>2<text:tab/>1<text:tab/><text:tab/>121</text:p>
      <text:p text:style-name="P36"/>
      <text:p text:style-name="P36">Now, are going to create relation in two tables in Model.</text:p>
      <text:p text:style-name="P36"/>
      <text:p text:style-name="P36"/>
      <text:p text:style-name="P36"/>
      <text:p text:style-name="P36"/>
      <text:p text:style-name="P36">public function <text:bookmark-start text:name="__DdeLink__2385_855288882"/>getJackpot<text:bookmark-end text:name="__DdeLink__2385_855288882"/>()</text:p>
      <text:p text:style-name="P36"><text:s text:c="4"/>{</text:p>
      <text:p text:style-name="P36"><text:s text:c="8"/>return $this-&gt;hasOne(JackpotDetails::className(), ['id' =&gt; 'jackpot_id']);</text:p>
      <text:p text:style-name="P36"><text:s text:c="4"/>} </text:p>
      <text:p text:style-name="P36"/>
      <text:p text:style-name="P36"/>
      <text:p text:style-name="P36">Now, in Controller we will work under ArrayDataProviders</text:p>
      <text:p text:style-name="P36"/>
      <text:p text:style-name="P36">$data = TicketJackpotSummary::find()-&gt;innerJoinWith('jackpot')</text:p>
      <text:p text:style-name="P36"><text:s text:c="17"/>-&gt;filterWhere(['name' =&gt; null, 'JackpotDetails.id' =&gt; $model-&gt;jackpot_id])-&gt;all();</text:p>
      <text:p text:style-name="P36"><text:s text:c="8"/>//Yii::$app-&gt;customFun-&gt;prx($data);</text:p>
      <text:p text:style-name="P36"><text:s text:c="8"/>$dataProvider = new ArrayDataProvider([</text:p>
      <text:p text:style-name="P36"><text:s text:c="12"/>'allModels' =&gt; $data,</text:p>
      <text:p text:style-name="P36"><text:s text:c="8"/>]);</text:p>
      <text:p text:style-name="P36"/>
      <text:p text:style-name="P36">After, getting data here. In view we will show both tables data in Grid View.</text:p>
      <text:p text:style-name="P36"/>
      <text:p text:style-name="P36">&lt;?= GridView::widget([</text:p>
      <text:p text:style-name="P36"><text:s text:c="8"/>'dataProvider' =&gt; $dataProvider,</text:p>
      <text:p text:style-name="P36"><text:s text:c="8"/>'columns' =&gt; [</text:p>
      <text:p text:style-name="P36"><text:s text:c="12"/>['class' =&gt; 'yii\grid\SerialColumn'],</text:p>
      <text:p text:style-name="P36"><text:s text:c="12"/><text:bookmark-start text:name="__DdeLink__2554_750607935"/><text:bookmark-start text:name="__DdeLink__2552_750607935"/>[</text:p>
      <text:p text:style-name="P36"><text:s text:c="12"/>'attribute' =&gt; 'img',</text:p>
      <text:p text:style-name="P36"><text:s text:c="12"/>'format' =&gt; 'html',</text:p>
      <text:p text:style-name="P36"><text:s text:c="12"/>'label' =&gt; 'Section Image',</text:p>
      <text:p text:style-name="P36"><text:s text:c="12"/>'value' =&gt; function ($data) {</text:p>
      <text:p text:style-name="P36"><text:s text:c="16"/>return Html::img(Yii::getAlias('@SERVER')."/" . $data['jackpot']['jackpot_section_image'],</text:p>
      <text:p text:style-name="P36"><text:s text:c="20"/>['width' =&gt; '60px']);</text:p>
      <text:p text:style-name="P36"><text:s text:c="12"/>},</text:p>
      <text:p text:style-name="P36"><text:s text:c="8"/>],<text:bookmark-end text:name="__DdeLink__2554_750607935"/><text:bookmark-end text:name="__DdeLink__2552_750607935"/></text:p>
      <text:p text:style-name="P36"><text:s text:c="12"/>'ticket_number',</text:p>
      <text:p text:style-name="P36"><text:soft-page-break/><text:s text:c="12"/>'jackpot.jackpot_price',</text:p>
      <text:p text:style-name="P36"><text:s text:c="12"/>'jackpot.ticket_price',</text:p>
      <text:p text:style-name="P36"><text:s text:c="12"/>'jackpot.average_person',</text:p>
      <text:p text:style-name="P36"><text:s text:c="12"/>'jackpot.continent',</text:p>
      <text:p text:style-name="P36"><text:s text:c="12"/>'jackpot.countryid',</text:p>
      <text:p text:style-name="P36"><text:s text:c="12"/>'created_on',</text:p>
      <text:p text:style-name="P36"><text:s text:c="12"/>'updated_on',</text:p>
      <text:p text:style-name="P36"><text:s text:c="12"/>['class' =&gt; 'yii\grid\ActionColumn'],</text:p>
      <text:p text:style-name="P36"><text:s text:c="8"/>],</text:p>
      <text:p text:style-name="P36"><text:s text:c="4"/>]);</text:p>
      <text:p text:style-name="P36"/>
      <text:p text:style-name="P36">Note, that to call other table data [Joining tables] call like </text:p>
      <text:p text:style-name="P36"/>
      <text:p text:style-name="P36">jackpot.continent.</text:p>
      <text:p text:style-name="P36"/>
      <text:p text:style-name="P37">In this : <text:span text:style-name="T3">jackpot</text:span> is <text:span text:style-name="T49">relation name defined in Model i.e. <text:s/></text:span><text:span text:style-name="T3">getJackpot</text:span><text:span text:style-name="T5">()</text:span></text:p>
      <text:p text:style-name="P37"/>
      <text:p text:style-name="P38">and <text:span text:style-name="T3">continent </text:span>is conumn name of table.</text:p>
      <text:p text:style-name="P38"/>
      <text:p text:style-name="P38"/>
      <text:p text:style-name="P38"/>
      <text:p text:style-name="P43">Note:<text:tab/>Returning User back to previous URL</text:p>
      <text:p text:style-name="P39"/>
      <text:p text:style-name="P39"><text:span text:style-name="Source_20_Text"><text:span text:style-name="T52">public</text:span></text:span><text:span text:style-name="Source_20_Text"><text:span text:style-name="T12"> </text:span></text:span><text:span text:style-name="Source_20_Text"><text:span text:style-name="T52">function</text:span></text:span><text:span text:style-name="Source_20_Text"><text:span text:style-name="T12"> init() {</text:span></text:span></text:p>
      <text:p text:style-name="P55"/>
      <text:p text:style-name="P51"><text:span text:style-name="Source_20_Text"><text:span text:style-name="T39"><text:s text:c="3"/></text:span></text:span><text:span text:style-name="Source_20_Text"><text:span text:style-name="T37">if</text:span></text:span><text:span text:style-name="Source_20_Text"><text:span text:style-name="T38">($this-&gt;isValidForRedirectRequest(</text:span></text:span><text:span text:style-name="Source_20_Text"><text:span text:style-name="T40">Yii</text:span></text:span><text:span text:style-name="Source_20_Text"><text:span text:style-name="T38">::app()-&gt;request)){</text:span></text:span></text:p>
      <text:p text:style-name="P51"><text:span text:style-name="Source_20_Text"><text:span text:style-name="T39"><text:s text:c="7"/></text:span></text:span><text:span text:style-name="Source_20_Text"><text:span text:style-name="T40">Yii</text:span></text:span><text:span text:style-name="Source_20_Text"><text:span text:style-name="T38">::app()-&gt;user-&gt;returnUrl = </text:span></text:span><text:span text:style-name="Source_20_Text"><text:span text:style-name="T40">Yii</text:span></text:span><text:span text:style-name="Source_20_Text"><text:span text:style-name="T38">::app()-&gt;request-&gt;requestUri;</text:span></text:span></text:p>
      <text:p text:style-name="P51"><text:span text:style-name="Source_20_Text"><text:span text:style-name="T39"><text:s text:c="3"/></text:span></text:span><text:span text:style-name="Source_20_Text"><text:span text:style-name="T38">}</text:span></text:span></text:p>
      <text:p text:style-name="P51"><text:span text:style-name="Source_20_Text"><text:span text:style-name="T38">}</text:span></text:span></text:p>
      <text:p text:style-name="P39"/>
      <text:p text:style-name="P39"/>
      <text:p text:style-name="P44">Showing Error / Success Messages.</text:p>
      <text:p text:style-name="P40">Error:</text:p>
      <text:p text:style-name="P40"/>
      <text:p text:style-name="P40">Yii::$app-&gt;getSession()-&gt;setFlash('error', $message); </text:p>
      <text:p text:style-name="P40"/>
      <text:p text:style-name="P40">Success:</text:p>
      <text:p text:style-name="P40">Yii::$app-&gt;getSession()-&gt;setFlash('success', $message); </text:p>
      <text:p text:style-name="P40"/>
      <text:p text:style-name="P41">$message = "Admin profile updated successfully.";</text:p>
      <text:p text:style-name="P41"><text:bookmark-start text:name="__DdeLink__2708_947329606"/>Yii::$app-&gt;getSession()-&gt;setFlash('success', $message); <text:bookmark-end text:name="__DdeLink__2708_947329606"/></text:p>
      <text:p text:style-name="P40"><text:s text:c="24"/></text:p>
      <text:p text:style-name="P40"/>
      <text:p text:style-name="P40"/>
      <text:p text:style-name="P42">Rules Model yii2</text:p>
      <text:p text:style-name="P42"><text:a xlink:type="simple" xlink:href="http://www.bsourcecode.com/yiiframework2/validation-rules-for-model-attributes-in-yiiframework-2-0/">http://www.bsourcecode.com/yiiframework2/validation-rules-for-model-attributes-in-yiiframework-2-0/</text:a></text:p>
      <text:p text:style-name="P42"/>
      <text:p text:style-name="P42"/>
      <text:p text:style-name="P73">Printing SQL RAW query:</text:p>
      <text:p text:style-name="P73"/>
      <text:p text:style-name="P73">use </text:p>
      <text:p text:style-name="P73">-&gt;createCommand()-&gt;rawSql;</text:p>
      <text:p text:style-name="P73"/>
      <text:p text:style-name="P73">After your ActiveRecord query to print in RAW 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HelveticaNeue" svg:font-family="HelveticaNeue, 'Helvetica Neue', Helvetica, Arial, sans-serif"/>
    <style:font-face style:name="Menlo" svg:font-family="Menlo, Consolas, 'Courier New', Courier, mono"/>
    <style:font-face style:name="Menlo1" svg:font-family="Menlo, Monaco, Consolas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8:45:33.234791599</meta:creation-date>
    <meta:editing-duration>PT18H33M28S</meta:editing-duration>
    <meta:editing-cycles>41</meta:editing-cycles>
    <meta:generator>LibreOffice/4.2.7.2$Linux_X86_64 LibreOffice_project/420m0$Build-2</meta:generator>
    <dc:date>2015-08-20T13:06:31.878742128</dc:date>
    <meta:document-statistic meta:table-count="0" meta:image-count="0" meta:object-count="0" meta:page-count="11" meta:paragraph-count="355" meta:word-count="1580" meta:character-count="13634" meta:non-whitespace-character-count="10670"/>
  </office:meta>
</office:document-meta>
</file>